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0826in" table:align="left" fo:background-color="#cdcdcd">
        <style:background-image/>
      </style:table-properties>
    </style:style>
    <style:style style:name="Table1.A" style:family="table-column">
      <style:table-column-properties style:column-width="0.8632in"/>
    </style:style>
    <style:style style:name="Table1.B" style:family="table-column">
      <style:table-column-properties style:column-width="0.7285in"/>
    </style:style>
    <style:style style:name="Table1.C" style:family="table-column">
      <style:table-column-properties style:column-width="0.8146in"/>
    </style:style>
    <style:style style:name="Table1.D" style:family="table-column">
      <style:table-column-properties style:column-width="0.6764in"/>
    </style:style>
    <style:style style:name="Table1.A1" style:family="table-cell">
      <style:table-cell-properties style:vertical-align="middle" fo:background-color="#e6eeee" fo:padding="0.0194in" fo:border="none">
        <style:background-image/>
      </style:table-cell-properties>
    </style:style>
    <style:style style:name="Table1.A2" style:family="table-cell">
      <style:table-cell-properties style:vertical-align="middle" fo:background-color="#ffffff" fo:padding="0.0194in" fo:border="none">
        <style:background-image/>
      </style:table-cell-properties>
    </style:style>
    <style:style style:name="Table1.A3" style:family="table-cell">
      <style:table-cell-properties style:vertical-align="middle" fo:background-color="#f0f0f6" fo:padding="0.0194in" fo:border="none">
        <style:background-image/>
      </style:table-cell-properties>
    </style:style>
    <style:style style:name="Table2" style:family="table">
      <style:table-properties style:width="5.1847in" table:align="left" fo:background-color="#cdcdcd">
        <style:background-image/>
      </style:table-properties>
    </style:style>
    <style:style style:name="Table2.A" style:family="table-column">
      <style:table-column-properties style:column-width="1.3215in"/>
    </style:style>
    <style:style style:name="Table2.B" style:family="table-column">
      <style:table-column-properties style:column-width="0.7563in"/>
    </style:style>
    <style:style style:name="Table2.C" style:family="table-column">
      <style:table-column-properties style:column-width="0.9931in"/>
    </style:style>
    <style:style style:name="Table2.D" style:family="table-column">
      <style:table-column-properties style:column-width="0.7854in"/>
    </style:style>
    <style:style style:name="Table2.E" style:family="table-column">
      <style:table-column-properties style:column-width="1.3285in"/>
    </style:style>
    <style:style style:name="Table2.A1" style:family="table-cell">
      <style:table-cell-properties style:vertical-align="middle" fo:background-color="#e6eeee" fo:padding="0.0194in" fo:border="none">
        <style:background-image/>
      </style:table-cell-properties>
    </style:style>
    <style:style style:name="Table2.A2" style:family="table-cell">
      <style:table-cell-properties style:vertical-align="middle" fo:background-color="#ffffff" fo:padding="0.0194in" fo:border="none">
        <style:background-image/>
      </style:table-cell-properties>
    </style:style>
    <style:style style:name="Table2.A3" style:family="table-cell">
      <style:table-cell-properties style:vertical-align="middle" fo:background-color="#f0f0f6" fo:padding="0.0194in" fo:border="none">
        <style:background-image/>
      </style:table-cell-properties>
    </style:style>
    <style:style style:name="Table3" style:family="table">
      <style:table-properties style:width="5.1847in" table:align="left" fo:background-color="#cdcdcd">
        <style:background-image/>
      </style:table-properties>
    </style:style>
    <style:style style:name="Table3.A" style:family="table-column">
      <style:table-column-properties style:column-width="1.3215in"/>
    </style:style>
    <style:style style:name="Table3.B" style:family="table-column">
      <style:table-column-properties style:column-width="0.7563in"/>
    </style:style>
    <style:style style:name="Table3.C" style:family="table-column">
      <style:table-column-properties style:column-width="0.9931in"/>
    </style:style>
    <style:style style:name="Table3.D" style:family="table-column">
      <style:table-column-properties style:column-width="0.7854in"/>
    </style:style>
    <style:style style:name="Table3.E" style:family="table-column">
      <style:table-column-properties style:column-width="1.3285in"/>
    </style:style>
    <style:style style:name="Table3.A1" style:family="table-cell">
      <style:table-cell-properties style:vertical-align="middle" fo:background-color="#e6eeee" fo:padding="0.0194in" fo:border="none">
        <style:background-image/>
      </style:table-cell-properties>
    </style:style>
    <style:style style:name="Table3.A2" style:family="table-cell">
      <style:table-cell-properties style:vertical-align="middle" fo:background-color="#ffffff" fo:padding="0.0194in" fo:border="none">
        <style:background-image/>
      </style:table-cell-properties>
    </style:style>
    <style:style style:name="Table3.A3" style:family="table-cell">
      <style:table-cell-properties style:vertical-align="middle" fo:background-color="#f0f0f6" fo:padding="0.0194in" fo:border="none">
        <style:background-image/>
      </style:table-cell-properties>
    </style:style>
    <style:style style:name="Table4" style:family="table">
      <style:table-properties style:width="6.8in" table:align="left" fo:background-color="#cdcdcd">
        <style:background-image/>
      </style:table-properties>
    </style:style>
    <style:style style:name="Table4.A" style:family="table-column">
      <style:table-column-properties style:column-width="1.1806in"/>
    </style:style>
    <style:style style:name="Table4.B" style:family="table-column">
      <style:table-column-properties style:column-width="0.8903in"/>
    </style:style>
    <style:style style:name="Table4.C" style:family="table-column">
      <style:table-column-properties style:column-width="1.1292in"/>
    </style:style>
    <style:style style:name="Table4.D" style:family="table-column">
      <style:table-column-properties style:column-width="1.0819in"/>
    </style:style>
    <style:style style:name="Table4.E" style:family="table-column">
      <style:table-column-properties style:column-width="1.4236in"/>
    </style:style>
    <style:style style:name="Table4.F" style:family="table-column">
      <style:table-column-properties style:column-width="1.0944in"/>
    </style:style>
    <style:style style:name="Table4.A1" style:family="table-cell">
      <style:table-cell-properties style:vertical-align="middle" fo:background-color="#e6eeee" fo:padding="0.0194in" fo:border="none">
        <style:background-image/>
      </style:table-cell-properties>
    </style:style>
    <style:style style:name="Table4.A2" style:family="table-cell">
      <style:table-cell-properties style:vertical-align="middle" fo:background-color="#ffffff" fo:padding="0.0194in" fo:border="none">
        <style:background-image/>
      </style:table-cell-properties>
    </style:style>
    <style:style style:name="Table4.A3" style:family="table-cell">
      <style:table-cell-properties style:vertical-align="middle" fo:background-color="#f0f0f6" fo:padding="0.0194in" fo:border="none">
        <style:background-image/>
      </style:table-cell-properties>
    </style:style>
    <style:style style:name="Table5" style:family="table">
      <style:table-properties style:width="3.6007in" table:align="left" fo:background-color="#cdcdcd">
        <style:background-image/>
      </style:table-properties>
    </style:style>
    <style:style style:name="Table5.A" style:family="table-column">
      <style:table-column-properties style:column-width="2.0486in"/>
    </style:style>
    <style:style style:name="Table5.B" style:family="table-column">
      <style:table-column-properties style:column-width="1.5521in"/>
    </style:style>
    <style:style style:name="Table5.A1" style:family="table-cell">
      <style:table-cell-properties style:vertical-align="middle" fo:background-color="#e6eeee" fo:padding="0.0194in" fo:border="none">
        <style:background-image/>
      </style:table-cell-properties>
    </style:style>
    <style:style style:name="Table5.A2" style:family="table-cell">
      <style:table-cell-properties style:vertical-align="middle" fo:background-color="#ffffff" fo:padding="0.0194in" fo:border="none">
        <style:background-image/>
      </style:table-cell-properties>
    </style:style>
    <style:style style:name="Table5.A3" style:family="table-cell">
      <style:table-cell-properties style:vertical-align="middle" fo:background-color="#f0f0f6" fo:padding="0.0194in" fo:border="none">
        <style:background-image/>
      </style:table-cell-properties>
    </style:style>
    <style:style style:name="Table6" style:family="table">
      <style:table-properties style:width="4.5132in" table:align="left" fo:background-color="#cdcdcd">
        <style:background-image/>
      </style:table-properties>
    </style:style>
    <style:style style:name="Table6.A" style:family="table-column">
      <style:table-column-properties style:column-width="3.5389in"/>
    </style:style>
    <style:style style:name="Table6.B" style:family="table-column">
      <style:table-column-properties style:column-width="0.9743in"/>
    </style:style>
    <style:style style:name="Table6.A1" style:family="table-cell">
      <style:table-cell-properties style:vertical-align="middle" fo:background-color="#e6eeee" fo:padding="0.0194in" fo:border="none">
        <style:background-image/>
      </style:table-cell-properties>
    </style:style>
    <style:style style:name="Table6.A2" style:family="table-cell">
      <style:table-cell-properties style:vertical-align="middle" fo:background-color="#ffffff" fo:padding="0.0194in" fo:border="none">
        <style:background-image/>
      </style:table-cell-properties>
    </style:style>
    <style:style style:name="Table6.A3" style:family="table-cell">
      <style:table-cell-properties style:vertical-align="middle" fo:background-color="#f0f0f6" fo:padding="0.0194in" fo:border="none">
        <style:background-image/>
      </style:table-cell-properties>
    </style:style>
    <style:style style:name="Table7" style:family="table">
      <style:table-properties style:width="1.9444in" table:align="left" fo:background-color="#cdcdcd">
        <style:background-image/>
      </style:table-properties>
    </style:style>
    <style:style style:name="Table7.A" style:family="table-column">
      <style:table-column-properties style:column-width="0.6278in"/>
    </style:style>
    <style:style style:name="Table7.B" style:family="table-column">
      <style:table-column-properties style:column-width="1.3167in"/>
    </style:style>
    <style:style style:name="Table7.A1" style:family="table-cell">
      <style:table-cell-properties style:vertical-align="middle" fo:background-color="#e6eeee"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7.A3" style:family="table-cell">
      <style:table-cell-properties style:vertical-align="middle" fo:background-color="#f0f0f6" fo:padding="0.0194in" fo:border="none">
        <style:background-image/>
      </style:table-cell-properties>
    </style:style>
    <style:style style:name="Table8" style:family="table">
      <style:table-properties style:width="2.6847in" table:align="left" fo:background-color="#cdcdcd">
        <style:background-image/>
      </style:table-properties>
    </style:style>
    <style:style style:name="Table8.A" style:family="table-column">
      <style:table-column-properties style:column-width="1.1806in"/>
    </style:style>
    <style:style style:name="Table8.B" style:family="table-column">
      <style:table-column-properties style:column-width="1.5042in"/>
    </style:style>
    <style:style style:name="Table8.A1" style:family="table-cell">
      <style:table-cell-properties style:vertical-align="middle" fo:background-color="#e6eeee"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Table8.A3" style:family="table-cell">
      <style:table-cell-properties style:vertical-align="middle" fo:background-color="#f0f0f6" fo:padding="0.0194in" fo:border="none">
        <style:background-image/>
      </style:table-cell-properties>
    </style:style>
    <style:style style:name="P1" style:family="paragraph" style:parent-style-name="Standard">
      <style:paragraph-properties fo:margin-top="0in" fo:margin-bottom="0in"/>
      <style:text-properties fo:font-size="2pt" style:font-size-asian="2pt" style:font-size-complex="2pt"/>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3" style:family="paragraph" style:parent-style-name="Text_20_body" style:list-style-name="L2">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4" style:family="paragraph" style:parent-style-name="Text_20_body" style:list-style-name="L3">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5" style:family="paragraph" style:parent-style-name="Text_20_body" style:list-style-name="L4">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6" style:family="paragraph" style:parent-style-name="Text_20_body" style:list-style-name="L5">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7" style:family="paragraph" style:parent-style-name="Text_20_body" style:list-style-name="L6">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font-size-asian="9pt" style:font-weight-asian="normal" style:font-size-complex="9pt" style:font-weight-complex="normal"/>
    </style:style>
    <style:style style:name="P1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24pt" fo:letter-spacing="normal" fo:font-style="normal" fo:font-weight="bold" style:font-size-asian="24pt" style:font-weight-asian="bold" style:font-size-complex="24pt" style:font-weight-complex="bold"/>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 fo:font-size="16pt" fo:letter-spacing="normal" fo:font-style="normal" fo:font-weight="normal" style:font-size-asian="16pt" style:font-size-complex="16pt"/>
    </style:style>
    <style:style style:name="P12"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000000" style:font-name="verdana" fo:font-size="20pt" fo:letter-spacing="normal" fo:font-style="normal" fo:font-weight="bold" style:font-size-asian="20pt" style:font-weight-asian="bold" style:font-size-complex="20pt" style:font-weight-complex="bold"/>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fo:letter-spacing="normal"/>
    </style:style>
    <style:style style:name="P15"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000000" fo:font-size="20pt" fo:letter-spacing="normal" fo:font-weight="bold" style:font-size-asian="20pt" style:font-weight-asian="bold" style:font-size-complex="20pt" style:font-weight-complex="bold"/>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17"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style>
    <style:style style:name="P18" style:family="paragraph" style:parent-style-name="Text_20_body" style:list-style-name="L7">
      <style:paragraph-properties fo:margin-left="0in" fo:margin-right="0in" fo:margin-top="0in" fo:margin-bottom="0in" fo:text-align="start" style:justify-single-word="false" fo:orphans="2" fo:widows="2" fo:text-indent="0in" style:auto-text-indent="false" fo:padding="0in" fo:border="none"/>
    </style:style>
    <style:style style:name="P19" style:family="paragraph" style:parent-style-name="Text_20_body" style:list-style-name="L8">
      <style:paragraph-properties fo:margin-left="0in" fo:margin-right="0in" fo:margin-top="0in" fo:margin-bottom="0in"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style>
    <style:style style:name="P22" style:family="paragraph" style:parent-style-name="Table_20_Heading">
      <style:paragraph-properties fo:margin-left="0in" fo:margin-right="0in" fo:margin-top="0in" fo:margin-bottom="0in" fo:text-align="start" style:justify-single-word="false" fo:text-indent="0in" style:auto-text-indent="false" fo:padding="0.0417in" fo:border="0.0008in solid #ffffff"/>
    </style:style>
    <style:style style:name="P23" style:family="paragraph" style:parent-style-name="Table_20_Heading">
      <style:paragraph-properties fo:margin-left="0in" fo:margin-right="0in" fo:margin-top="0in" fo:margin-bottom="0in" fo:text-align="start" style:justify-single-word="false" fo:text-indent="0in" style:auto-text-indent="false" fo:padding="0.0417in" fo:border="0.0008in solid #ffffff"/>
      <style:text-properties fo:font-variant="normal" fo:text-transform="none" fo:color="#3d3d3d" fo:font-style="normal" fo:font-weight="bold"/>
    </style:style>
    <style:style style:name="P24" style:family="paragraph" style:parent-style-name="Table_20_Heading">
      <style:paragraph-properties fo:margin-left="0in" fo:margin-right="0in" fo:margin-top="0in" fo:margin-bottom="0in" fo:text-align="center" style:justify-single-word="false" fo:text-indent="0in" style:auto-text-indent="false" fo:padding="0.0417in" fo:border="0.0008in solid #ffffff"/>
      <style:text-properties fo:font-variant="normal" fo:text-transform="none" fo:color="#3d3d3d" fo:font-style="normal" fo:font-weight="bold"/>
    </style:style>
    <style:style style:name="P25" style:family="paragraph" style:parent-style-name="Quotations">
      <style:paragraph-properties fo:margin-left="0.3937in" fo:margin-right="0.3937in" fo:margin-top="0in" fo:margin-bottom="0in" fo:text-align="start" style:justify-single-word="false" fo:orphans="2" fo:widows="2" fo:text-indent="0in" style:auto-text-indent="false" fo:padding="0in" fo:border="none"/>
    </style:style>
    <style:style style:name="P26" style:family="paragraph" style:parent-style-name="Quotations">
      <style:paragraph-properties fo:margin-left="0.3937in" fo:margin-right="0.3937in" fo:margin-top="0in" fo:margin-bottom="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27" style:family="paragraph" style:parent-style-name="Table_20_Contents">
      <style:paragraph-properties fo:margin-top="0in" fo:margin-bottom="0in" fo:padding="0in" fo:border="none"/>
      <style:text-properties fo:color="#3d3d3d"/>
    </style:style>
    <style:style style:name="P28" style:family="paragraph" style:parent-style-name="Table_20_Contents">
      <style:paragraph-properties fo:margin-top="0in" fo:margin-bottom="0in" fo:text-align="center" style:justify-single-word="false" fo:padding="0in" fo:border="none"/>
      <style:text-properties fo:color="#3d3d3d"/>
    </style:style>
    <style:style style:name="P29" style:family="paragraph" style:parent-style-name="Table_20_Contents">
      <style:paragraph-properties fo:margin-left="0in" fo:margin-right="0in" fo:margin-top="0in" fo:margin-bottom="0in" fo:text-indent="0in" style:auto-text-indent="false" fo:padding="0in" fo:border="none"/>
    </style:style>
    <style:style style:name="P30" style:family="paragraph" style:parent-style-name="Table_20_Contents">
      <style:paragraph-properties fo:margin-left="0in" fo:margin-right="0in" fo:margin-top="0in" fo:margin-bottom="0in" fo:text-indent="0in" style:auto-text-indent="false" fo:padding="0in" fo:border="none"/>
      <style:text-properties fo:color="#3d3d3d"/>
    </style:style>
    <style:style style:name="P31" style:family="paragraph" style:parent-style-name="Table_20_Contents">
      <style:paragraph-properties fo:margin-left="0in" fo:margin-right="0in" fo:margin-top="0in" fo:margin-bottom="0in" fo:text-align="center" style:justify-single-word="false" fo:text-indent="0in" style:auto-text-indent="false" fo:padding="0in" fo:border="none"/>
      <style:text-properties fo:color="#3d3d3d"/>
    </style:style>
    <style:style style:name="P32" style:family="paragraph" style:parent-style-name="Table_20_Contents">
      <style:paragraph-properties fo:margin-left="0in" fo:margin-right="0in" fo:text-indent="0in" style:auto-text-indent="false"/>
      <style:text-properties fo:font-size="2pt" style:font-size-asian="2pt" style:font-size-complex="2pt"/>
    </style:style>
    <style:style style:name="T1" style:family="text">
      <style:text-properties fo:font-weight="bold" style:font-weight-asian="bold" style:font-weight-complex="bold"/>
    </style:style>
    <style:style style:name="T2" style:family="text">
      <style:text-properties style:font-name="verdana" fo:font-style="normal"/>
    </style:style>
    <style:style style:name="T3" style:family="text">
      <style:text-properties style:font-name="verdana" fo:font-size="9pt" fo:font-style="normal" fo:font-weight="bold"/>
    </style:style>
    <style:style style:name="T4" style:family="text">
      <style:text-properties style:font-name="verdana" fo:font-size="9pt" fo:font-style="normal" fo:font-weight="normal"/>
    </style:style>
    <style:style style:name="T5" style:family="text">
      <style:text-properties fo:font-variant="normal" fo:text-transform="none" fo:color="#000000" style:font-name="verdana" fo:font-size="9pt" fo:letter-spacing="normal" fo:font-style="normal" fo:font-weight="bold"/>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font-name="verdana" fo:font-size="9pt" fo:letter-spacing="normal" fo:font-style="normal" fo:font-weight="normal" style:font-size-asian="20pt" style:font-weight-asian="bold" style:font-size-complex="20pt" style:font-weight-complex="bold"/>
    </style:style>
    <style:style style:name="T8" style:family="text">
      <style:text-properties fo:font-variant="normal" fo:text-transform="none" fo:color="#000000" style:font-name="verdana" fo:font-size="9pt" fo:letter-spacing="normal" fo:font-style="italic" fo:font-weight="normal"/>
    </style:style>
    <style:style style:name="T9" style:family="text">
      <style:text-properties fo:font-variant="normal" fo:text-transform="none" fo:color="#000000" style:font-name="verdana" fo:font-size="14pt" fo:letter-spacing="normal" fo:font-style="normal" fo:font-weight="bold"/>
    </style:style>
    <style:style style:name="T10" style:family="text">
      <style:text-properties fo:font-variant="normal" fo:text-transform="none" fo:color="#000000" style:font-name="verdana" fo:font-size="20pt" fo:letter-spacing="normal" fo:font-style="normal" fo:font-weight="bold" style:font-size-asian="20pt" style:font-weight-asian="bold" style:font-size-complex="20pt" style:font-weight-complex="bold"/>
    </style:style>
    <style:style style:name="T11" style:family="text">
      <style:text-properties fo:font-variant="normal" fo:text-transform="none" fo:color="#000000" style:font-name="verdana" fo:letter-spacing="normal" fo:font-style="normal"/>
    </style:style>
    <style:style style:name="T12" style:family="text">
      <style:text-properties fo:font-variant="normal" fo:text-transform="none" fo:color="#000000" style:font-name="verdana" fo:letter-spacing="normal" fo:font-style="normal" fo:font-weight="bold" style:font-weight-asian="bold" style:font-weight-complex="bold"/>
    </style:style>
    <style:style style:name="T13" style:family="text">
      <style:text-properties fo:font-variant="normal" fo:text-transform="none" fo:color="#3d3d3d" fo:font-style="normal" fo:font-weight="bold"/>
    </style:style>
    <style:style style:name="T14" style:family="text">
      <style:text-properties fo:font-variant="normal" fo:text-transform="none" fo:color="#3d3d3d" style:font-style-complex="normal" style:font-weight-complex="bold"/>
    </style:style>
    <style:style style:name="T15" style:family="text">
      <style:text-properties fo:font-variant="normal" fo:text-transform="none" fo:color="#6699ff" style:font-name="verdana" fo:font-size="9pt" fo:letter-spacing="normal" fo:font-style="italic" style:text-underline-style="solid" style:text-underline-width="auto" style:text-underline-color="font-color" fo:font-weight="normal"/>
    </style:style>
    <style:style style:name="T16" style:family="text">
      <style:text-properties fo:font-variant="normal" fo:text-transform="none" fo:color="#6699ff" style:font-name="verdana" fo:font-size="9pt" fo:letter-spacing="normal" fo:font-style="normal" style:text-underline-style="solid" style:text-underline-width="auto" style:text-underline-color="font-color" fo:font-weight="normal"/>
    </style:style>
    <style:style style:name="T17" style:family="text">
      <style:text-properties fo:font-variant="normal" fo:text-transform="none" fo:color="#6699ff" style:font-name="verdana" fo:font-size="9pt" fo:letter-spacing="normal" fo:font-style="normal" style:text-underline-style="solid" style:text-underline-width="auto" style:text-underline-color="font-color" fo:font-weight="normal" style:font-size-asian="20pt" style:font-weight-asian="bold" style:font-size-complex="20pt" style:font-weight-complex="bold"/>
    </style:style>
    <style:style style:name="T18" style:family="text">
      <style:text-properties fo:font-style="italic" style:font-style-asian="italic" style:font-style-complex="italic"/>
    </style:style>
    <style:style style:name="T19" style:family="text">
      <style:text-properties style:font-style-asian="normal" style:font-style-complex="normal"/>
    </style:style>
    <style:style style:name="T20" style:family="text">
      <style:text-properties fo:font-size="20pt" fo:font-weight="bold" style:font-size-asian="20pt" style:font-weight-asian="bold" style:font-size-complex="20pt"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Alexandrian Hexcrawl, 5e</text:p>
      <text:p text:style-name="P11">written by Justin Alexander</text:p>
      <text:p text:style-name="P2">privateer-ed &amp; produced by Me :)</text:p>
      <text:p text:style-name="P2">ps, this is <text:span text:style-name="T19">written</text:span> <text:span text:style-name="T19">for</text:span> gms, but the content here is useful for you as a player to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Part One &amp; Two; </text:p>
      <text:p text:style-name="P12">Concepts &amp; Wilderness Travel</text:p>
      <text:p text:style-name="P2"/>
      <text:p text:style-name="P2">The rules for wilderness exploration can be broken down into four modules:</text:p>
      <text:list xml:id="list2686588508539390237" text:style-name="L1">
        <text:list-item>
          <text:p text:style-name="P17"><text:span text:style-name="Strong_20_Emphasis"><text:span text:style-name="T5">Wilderness Travel</text:span></text:span><text:span text:style-name="T6">, with rules for timekeeping and determining the distance traveled.</text:span></text:p>
        </text:list-item>
        <text:list-item>
          <text:p text:style-name="P17"><text:span text:style-name="Strong_20_Emphasis"><text:span text:style-name="T5">Watch Actions</text:span></text:span><text:span text:style-name="T6">, which allow characters traveling through the wilderness to do activities other than simply moving.</text:span></text:p>
        </text:list-item>
        <text:list-item>
          <text:p text:style-name="P17"><text:span text:style-name="Strong_20_Emphasis"><text:span text:style-name="T5">Navigation</text:span></text:span><text:span text:style-name="T6">, providing a structure for determining </text:span><text:span text:style-name="Emphasis"><text:span text:style-name="T8">where</text:span></text:span><text:span text:style-name="T6"> the characters actually go.</text:span></text:p>
        </text:list-item>
        <text:list-item>
          <text:p text:style-name="P17"><text:span text:style-name="Strong_20_Emphasis"><text:span text:style-name="T5">Encounter System</text:span></text:span><text:span text:style-name="T6">, for determining what characters experience during their travels.</text:span></text:p>
        </text:list-item>
      </text:list>
      <text:p text:style-name="P2">To some extent, each of these modules can be used independently of the others, either by simply ignoring a particular module or, in some cases, by assuming a basic default for the module.</text:p>
      <text:p text:style-name="P2">For example, instead of using the rules for wilderness travel, you could simply assume that an expedition always moves 24 miles or 2 hexes per day, while still using the rules for navigation to determine where the PCs end up with that distance traveled. Conversely, you could use all the rules for wilderness travel to greatly vary and customize the distance traveled each day, but simultaneously ignore all the rules for navigation and simply checking off the distance traveled towards whatever destination was selected.</text:p>
      <text:p text:style-name="P2">But, of course, the four modules are also designed to be used together, with the results produced by one module enhancing and informing the others.</text:p>
      <text:p text:style-name="P20"><text:span text:style-name="Strong_20_Emphasis"><text:span text:style-name="T9">WATCHES</text:span></text:span></text:p>
      <text:p text:style-name="P16"><text:span text:style-name="T6">A </text:span><text:span text:style-name="Strong_20_Emphasis"><text:span text:style-name="T5">watch </text:span></text:span><text:span text:style-name="T6">is the basic unit for tracking time. A watch is equal to 4 hours.</text:span></text:p>
      <text:p text:style-name="P16"><text:span text:style-name="Strong_20_Emphasis"><text:span text:style-name="T5">Determining Time Within a Watch</text:span></text:span><text:span text:style-name="T6">: To randomly generate a particular time within a watch, use 1d8 to determine the half hour and 1d30 to determine the exact minute (if necessary).</text:span></text:p>
      <text:p text:style-name="P20"><text:span text:style-name="Strong_20_Emphasis"><text:span text:style-name="T9">WATCH TYPES</text:span></text:span></text:p>
      <text:p text:style-name="P2">There are six watches per day and three types of watch:</text:p>
      <text:list xml:id="list1104206274493238403" text:style-name="L2">
        <text:list-item>
          <text:p text:style-name="P3">Active</text:p>
        </text:list-item>
        <text:list-item>
          <text:p text:style-name="P3">Rest</text:p>
        </text:list-item>
        <text:list-item>
          <text:p text:style-name="P3">Travel</text:p>
        </text:list-item>
      </text:list>
      <text:p text:style-name="P2">While traveling, it is generally assumed that an expedition is spending two watches per day traveling, two watches per day resting, and two watches per day engaged in other activities.</text:p>
      <text:p text:style-name="P16"><text:span text:style-name="Strong_20_Emphasis"><text:span text:style-name="T5">Forced March</text:span></text:span><text:span text:style-name="T6">: If a character spends more than two watches traveling in one day, they must make a Constitution check (DC 10 + 1 per hour of additional travel). On a failure, they suffer one level of exhaustion.</text:span></text:p>
      <text:p text:style-name="P20"><text:span text:style-name="Strong_20_Emphasis"><text:span text:style-name="T9">TRAVEL PACE</text:span></text:span></text:p>
      <text:p text:style-name="P16"><text:span text:style-name="T6">During each travel watch, the expedition determines their </text:span><text:span text:style-name="Strong_20_Emphasis"><text:span text:style-name="T5">travel pace</text:span></text:span><text:span text:style-name="T6">.</text:span></text:p>
      <text:p text:style-name="P16"><text:span text:style-name="Strong_20_Emphasis"><text:span text:style-name="T5">Normal</text:span></text:span><text:span text:style-name="T6">: An expedition traveling at normal pace cannot use Stealth checks to avoid detection.</text:span></text:p>
      <text:p text:style-name="P16"><text:span text:style-name="Strong_20_Emphasis"><text:span text:style-name="T5">Slow</text:span></text:span><text:span text:style-name="T6">: While moving at a slow pace, the expedition is purposely being careful. An expedition traveling at slow pace:</text:span></text:p>
      <text:list xml:id="list3142599247030835838" text:style-name="L3">
        <text:list-item>
          <text:p text:style-name="P4">Gains advantage on navigation checks.</text:p>
        </text:list-item>
        <text:list-item>
          <text:p text:style-name="P4">Can make Stealth checks to avoid detection.</text:p>
        </text:list-item>
        <text:list-item>
          <text:p text:style-name="P4">The chance for a non-exploratory encounter is halved. (If a non-exploratory encounter is generated, there is a 50% chance it doesn’t actually happen.)</text:p>
        </text:list-item>
      </text:list>
      <text:p text:style-name="P16"><text:span text:style-name="Strong_20_Emphasis"><text:span text:style-name="T5">Exploration</text:span></text:span><text:span text:style-name="T6">: While exploring, an expedition is assumed to be trying out side trails, examining objects of interest, and so forth. While exploring, an expedition:</text:span></text:p>
      <text:list xml:id="list1124240969360721127" text:style-name="L4">
        <text:list-item>
          <text:p text:style-name="P5">Cannot use Stealth checks to avoid detection.</text:p>
        </text:list-item>
        <text:list-item>
          <text:p text:style-name="P5">Gains advantage on navigation checks.</text:p>
        </text:list-item>
        <text:list-item>
          <text:p text:style-name="P5">The chance for encounters is doubled.</text:p>
        </text:list-item>
      </text:list>
      <text:p text:style-name="P16"><text:span text:style-name="Strong_20_Emphasis"><text:span text:style-name="T5">Fast</text:span></text:span><text:span text:style-name="T6">: While moving quickly through the wilderness, expeditions traveling at fast pace:</text:span></text:p>
      <text:list xml:id="list5428860645454076763" text:style-name="L5">
        <text:list-item>
          <text:p text:style-name="P6">Cannot use Stealth checks to avoid detection.</text:p>
        </text:list-item>
        <text:list-item>
          <text:p text:style-name="P6">Suffer disadvantage to Wisdom (Perception) checks.</text:p>
        </text:list-item>
        <text:list-item>
          <text:p text:style-name="P6">Suffer a -5 penalty to navigation checks.</text:p>
        </text:list-item>
      </text:list>
      <text:p text:style-name="P20"><text:span text:style-name="Strong_20_Emphasis"><text:span text:style-name="T9">BASIC TRAVEL DISTANCE</text:span></text:span></text:p>
      <text:p text:style-name="P1"><text:bookmark text:name="wp-table-reloaded-id-148-no-1"/></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2"><text:span text:style-name="Strong_20_Emphasis"><text:span text:style-name="T13">Pace</text:span></text:span></text:p>
            </table:table-cell>
            <table:table-cell table:style-name="Table1.A1" office:value-type="string">
              <text:p text:style-name="P22"><text:span text:style-name="Strong_20_Emphasis"><text:span text:style-name="T13">Per Hour</text:span></text:span></text:p>
            </table:table-cell>
            <table:table-cell table:style-name="Table1.A1" office:value-type="string">
              <text:p text:style-name="P22"><text:span text:style-name="Strong_20_Emphasis"><text:span text:style-name="T13">Per Watch</text:span></text:span></text:p>
            </table:table-cell>
            <table:table-cell table:style-name="Table1.A1" office:value-type="string">
              <text:p text:style-name="P22"><text:span text:style-name="Strong_20_Emphasis"><text:span text:style-name="T13">Per Day</text:span></text:span></text:p>
            </table:table-cell>
          </table:table-row>
        </table:table-header-rows>
        <table:table-row>
          <table:table-cell table:style-name="Table1.A2" office:value-type="string">
            <text:p text:style-name="P30">Fast</text:p>
          </table:table-cell>
          <table:table-cell table:style-name="Table1.A2" office:value-type="string">
            <text:p text:style-name="P30">4.5 miles</text:p>
          </table:table-cell>
          <table:table-cell table:style-name="Table1.A2" office:value-type="string">
            <text:p text:style-name="P30">18 miles</text:p>
          </table:table-cell>
          <table:table-cell table:style-name="Table1.A2" office:value-type="string">
            <text:p text:style-name="P30">36 miles</text:p>
          </table:table-cell>
        </table:table-row>
        <text:soft-page-break/>
        <table:table-row>
          <table:table-cell table:style-name="Table1.A3" office:value-type="string">
            <text:p text:style-name="P30">Normal</text:p>
          </table:table-cell>
          <table:table-cell table:style-name="Table1.A3" office:value-type="string">
            <text:p text:style-name="P30">3 miles</text:p>
          </table:table-cell>
          <table:table-cell table:style-name="Table1.A3" office:value-type="string">
            <text:p text:style-name="P30">12 miles</text:p>
          </table:table-cell>
          <table:table-cell table:style-name="Table1.A3" office:value-type="string">
            <text:p text:style-name="P30">24 miles</text:p>
          </table:table-cell>
        </table:table-row>
        <table:table-row>
          <table:table-cell table:style-name="Table1.A2" office:value-type="string">
            <text:p text:style-name="P30">Slow</text:p>
          </table:table-cell>
          <table:table-cell table:style-name="Table1.A2" office:value-type="string">
            <text:p text:style-name="P30">2 miles</text:p>
          </table:table-cell>
          <table:table-cell table:style-name="Table1.A2" office:value-type="string">
            <text:p text:style-name="P30">9 miles</text:p>
          </table:table-cell>
          <table:table-cell table:style-name="Table1.A2" office:value-type="string">
            <text:p text:style-name="P30">18 miles</text:p>
          </table:table-cell>
        </table:table-row>
        <table:table-row>
          <table:table-cell table:style-name="Table1.A3" office:value-type="string">
            <text:p text:style-name="P30">Exploration</text:p>
          </table:table-cell>
          <table:table-cell table:style-name="Table1.A3" office:value-type="string">
            <text:p text:style-name="P30">1.5 miles</text:p>
          </table:table-cell>
          <table:table-cell table:style-name="Table1.A3" office:value-type="string">
            <text:p text:style-name="P30">6 miles</text:p>
          </table:table-cell>
          <table:table-cell table:style-name="Table1.A3" office:value-type="string">
            <text:p text:style-name="P27">12 miles</text:p>
          </table:table-cell>
        </table:table-row>
      </table:table>
      <text:p text:style-name="P25"><text:span text:style-name="Emphasis"><text:span text:style-name="T8">Note: Per Day on this table is based on traveling for two watches (8 hours); i.e., a full day of travel without a forced march.</text:span></text:span></text:p>
      <text:p text:style-name="P20"><text:span text:style-name="Strong_20_Emphasis"><text:span text:style-name="T9">ADVANCED RULE: MOUNTS &amp; VEHICLES</text:span></text:span></text:p>
      <text:p text:style-name="P16"><text:span text:style-name="Strong_20_Emphasis"><text:span text:style-name="T5">Gallop</text:span></text:span><text:span text:style-name="T6">: If riding a mount, you can gallop for 1 hour during a watch in which you are traveling at normal or fast pace. During that hour you travel at twice your fast pace speed. (This results in a total watch distance of 18 miles at normal pace or 22.5 miles at fast pace.)</text:span></text:p>
      <text:p text:style-name="P2">If fresh mounts are available every 8 or 10 miles, characters can cover larger distances at this pace, but this is very rare except in densely populated areas.</text:p>
      <text:p text:style-name="P25"><text:span text:style-name="Emphasis"><text:span text:style-name="T8">Note: If you are using the advanced rules for party speed below, do not use the rule for galloping.</text:span></text:span></text:p>
      <text:p text:style-name="P16"><text:span text:style-name="Strong_20_Emphasis"><text:span text:style-name="T5">Land Vehicles</text:span></text:span><text:span text:style-name="T6">: Choose pace normally.</text:span></text:p>
      <text:p text:style-name="P16"><text:span text:style-name="Strong_20_Emphasis"><text:span text:style-name="T5">Waterborne Vehicles</text:span></text:span><text:span text:style-name="T6">: Distance is limited to the speed of the vessel. On some ships, characters may be able to take rest and active watches even while the ship is moving. This may also allow the ship to travel up to 24 hours a day if the crew can operate in multiple shifts.</text:span></text:p>
      <text:p text:style-name="P16"><text:span text:style-name="Strong_20_Emphasis"><text:span text:style-name="T5">Unsuitable Terrain</text:span></text:span><text:span text:style-name="T6">: Most land vehicles are designed to be used on roads, although many will fair well in open terrain (like a prairie). At the GM’s discretion, in unsuitable terrain a vehicle may be limited to a slow pace and ability checks may be required each watch to make any progress at all.</text:span></text:p>
      <text:p text:style-name="P20"><text:span text:style-name="Strong_20_Emphasis"><text:span text:style-name="T9">ADVANCED RULE: EXPEDITION SPEED</text:span></text:span></text:p>
      <text:p text:style-name="P2">An expedition’s speed is based on the speed of its slowest member.</text:p>
      <text:list xml:id="list8623165982962843577" text:style-name="L6">
        <text:list-item>
          <text:p text:style-name="P7">In 1 hour at normal pace, the expedition can travel a number of miles equal to its speed divided by 10.</text:p>
        </text:list-item>
        <text:list-item>
          <text:p text:style-name="P7">At a fast pace, the expedition can travel 150% of its normal speed.</text:p>
        </text:list-item>
        <text:list-item>
          <text:p text:style-name="P7">At a slow pace, the expedition can travel two-thirds of its normal speed.</text:p>
        </text:list-item>
        <text:list-item>
          <text:p text:style-name="P7">At an exploration pace, the expedition can travel one-half of its normal speed.</text:p>
        </text:list-item>
        <text:list-item>
          <text:p text:style-name="P7">Calculate distance per watch based on the expedition’s hourly speed.</text:p>
        </text:list-item>
      </text:list>
      <text:p text:style-name="P2">On the tables below, distances have been rounded to the nearest half mile.</text:p>
      <text:p text:style-name="P20"><text:span text:style-name="Strong_20_Emphasis"><text:span text:style-name="T5">EXPEDITION SPEED – PER HOUR</text:span></text:span></text:p>
      <text:p text:style-name="P1"><text:bookmark text:name="wp-table-reloaded-id-149-no-1"/></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2"><text:span text:style-name="Strong_20_Emphasis"><text:span text:style-name="T14">﻿</text:span></text:span><text:span text:style-name="Strong_20_Emphasis"><text:span text:style-name="T13">Expedition Speed</text:span></text:span></text:p>
            </table:table-cell>
            <table:table-cell table:style-name="Table2.A1" office:value-type="string">
              <text:p text:style-name="P22"><text:span text:style-name="Strong_20_Emphasis"><text:span text:style-name="T13">Fast Pace</text:span></text:span></text:p>
            </table:table-cell>
            <table:table-cell table:style-name="Table2.A1" office:value-type="string">
              <text:p text:style-name="P22"><text:span text:style-name="Strong_20_Emphasis"><text:span text:style-name="T13">Normal Pace</text:span></text:span></text:p>
            </table:table-cell>
            <table:table-cell table:style-name="Table2.A1" office:value-type="string">
              <text:p text:style-name="P22"><text:span text:style-name="Strong_20_Emphasis"><text:span text:style-name="T13">Slow Pace</text:span></text:span></text:p>
            </table:table-cell>
            <table:table-cell table:style-name="Table2.A1" office:value-type="string">
              <text:p text:style-name="P22"><text:span text:style-name="Strong_20_Emphasis"><text:span text:style-name="T13">Exploration Pace</text:span></text:span></text:p>
            </table:table-cell>
          </table:table-row>
        </table:table-header-rows>
        <table:table-row>
          <table:table-cell table:style-name="Table2.A2" office:value-type="string">
            <text:p text:style-name="P30">20 ft.</text:p>
          </table:table-cell>
          <table:table-cell table:style-name="Table2.A2" office:value-type="string">
            <text:p text:style-name="P30">3 miles</text:p>
          </table:table-cell>
          <table:table-cell table:style-name="Table2.A2" office:value-type="string">
            <text:p text:style-name="P30">2 miles</text:p>
          </table:table-cell>
          <table:table-cell table:style-name="Table2.A2" office:value-type="string">
            <text:p text:style-name="P30">1.5 miles</text:p>
          </table:table-cell>
          <table:table-cell table:style-name="Table2.A2" office:value-type="string">
            <text:p text:style-name="P30">1 mile</text:p>
          </table:table-cell>
        </table:table-row>
        <table:table-row>
          <table:table-cell table:style-name="Table2.A3" office:value-type="string">
            <text:p text:style-name="P30">25 ft.</text:p>
          </table:table-cell>
          <table:table-cell table:style-name="Table2.A3" office:value-type="string">
            <text:p text:style-name="P30">4 miles</text:p>
          </table:table-cell>
          <table:table-cell table:style-name="Table2.A3" office:value-type="string">
            <text:p text:style-name="P30">2.5 miles</text:p>
          </table:table-cell>
          <table:table-cell table:style-name="Table2.A3" office:value-type="string">
            <text:p text:style-name="P30">2 miles</text:p>
          </table:table-cell>
          <table:table-cell table:style-name="Table2.A3" office:value-type="string">
            <text:p text:style-name="P30">1.5 miles</text:p>
          </table:table-cell>
        </table:table-row>
        <table:table-row>
          <table:table-cell table:style-name="Table2.A2" office:value-type="string">
            <text:p text:style-name="P30">30 ft.</text:p>
          </table:table-cell>
          <table:table-cell table:style-name="Table2.A2" office:value-type="string">
            <text:p text:style-name="P30">4.5 miles</text:p>
          </table:table-cell>
          <table:table-cell table:style-name="Table2.A2" office:value-type="string">
            <text:p text:style-name="P30">3 miles</text:p>
          </table:table-cell>
          <table:table-cell table:style-name="Table2.A2" office:value-type="string">
            <text:p text:style-name="P30">2 miles</text:p>
          </table:table-cell>
          <table:table-cell table:style-name="Table2.A2" office:value-type="string">
            <text:p text:style-name="P30">1.5 miles</text:p>
          </table:table-cell>
        </table:table-row>
        <table:table-row>
          <table:table-cell table:style-name="Table2.A3" office:value-type="string">
            <text:p text:style-name="P30">40 ft.</text:p>
          </table:table-cell>
          <table:table-cell table:style-name="Table2.A3" office:value-type="string">
            <text:p text:style-name="P30">6 miles</text:p>
          </table:table-cell>
          <table:table-cell table:style-name="Table2.A3" office:value-type="string">
            <text:p text:style-name="P30">4 miles</text:p>
          </table:table-cell>
          <table:table-cell table:style-name="Table2.A3" office:value-type="string">
            <text:p text:style-name="P30">3 miles</text:p>
          </table:table-cell>
          <table:table-cell table:style-name="Table2.A3" office:value-type="string">
            <text:p text:style-name="P30">2 miles</text:p>
          </table:table-cell>
        </table:table-row>
        <table:table-row>
          <table:table-cell table:style-name="Table2.A2" office:value-type="string">
            <text:p text:style-name="P30">60 ft.</text:p>
          </table:table-cell>
          <table:table-cell table:style-name="Table2.A2" office:value-type="string">
            <text:p text:style-name="P30">9 miles</text:p>
          </table:table-cell>
          <table:table-cell table:style-name="Table2.A2" office:value-type="string">
            <text:p text:style-name="P30">6 miles</text:p>
          </table:table-cell>
          <table:table-cell table:style-name="Table2.A2" office:value-type="string">
            <text:p text:style-name="P30">4 miles</text:p>
          </table:table-cell>
          <table:table-cell table:style-name="Table2.A2" office:value-type="string">
            <text:p text:style-name="P30">3 miles</text:p>
          </table:table-cell>
        </table:table-row>
        <table:table-row>
          <table:table-cell table:style-name="Table2.A3" office:value-type="string">
            <text:p text:style-name="P30">100 ft.</text:p>
          </table:table-cell>
          <table:table-cell table:style-name="Table2.A3" office:value-type="string">
            <text:p text:style-name="P30">15 miles</text:p>
          </table:table-cell>
          <table:table-cell table:style-name="Table2.A3" office:value-type="string">
            <text:p text:style-name="P30">10 miles</text:p>
          </table:table-cell>
          <table:table-cell table:style-name="Table2.A3" office:value-type="string">
            <text:p text:style-name="P30">7 miles</text:p>
          </table:table-cell>
          <table:table-cell table:style-name="Table2.A3" office:value-type="string">
            <text:p text:style-name="P30">5 miles</text:p>
          </table:table-cell>
        </table:table-row>
        <table:table-row>
          <table:table-cell table:style-name="Table2.A2" office:value-type="string">
            <text:p text:style-name="P30">300 ft.</text:p>
          </table:table-cell>
          <table:table-cell table:style-name="Table2.A2" office:value-type="string">
            <text:p text:style-name="P30">45 miles</text:p>
          </table:table-cell>
          <table:table-cell table:style-name="Table2.A2" office:value-type="string">
            <text:p text:style-name="P30">30 miles</text:p>
          </table:table-cell>
          <table:table-cell table:style-name="Table2.A2" office:value-type="string">
            <text:p text:style-name="P30">20 miles</text:p>
          </table:table-cell>
          <table:table-cell table:style-name="Table2.A2" office:value-type="string">
            <text:p text:style-name="P27">15 miles</text:p>
          </table:table-cell>
        </table:table-row>
      </table:table>
      <text:p text:style-name="P20"><text:span text:style-name="Strong_20_Emphasis"><text:span text:style-name="T5">EXPEDITION SPEED – PER WATCH</text:span></text:span></text:p>
      <text:p text:style-name="P1"><text:bookmark text:name="wp-table-reloaded-id-150-no-1"/></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2"><text:span text:style-name="Strong_20_Emphasis"><text:span text:style-name="T14">﻿</text:span></text:span><text:span text:style-name="Strong_20_Emphasis"><text:span text:style-name="T13">Expedition Speed</text:span></text:span></text:p>
            </table:table-cell>
            <table:table-cell table:style-name="Table3.A1" office:value-type="string">
              <text:p text:style-name="P22"><text:span text:style-name="Strong_20_Emphasis"><text:span text:style-name="T13">Fast Pace</text:span></text:span></text:p>
            </table:table-cell>
            <table:table-cell table:style-name="Table3.A1" office:value-type="string">
              <text:p text:style-name="P22"><text:span text:style-name="Strong_20_Emphasis"><text:span text:style-name="T13">Normal Pace</text:span></text:span></text:p>
            </table:table-cell>
            <table:table-cell table:style-name="Table3.A1" office:value-type="string">
              <text:p text:style-name="P22"><text:span text:style-name="Strong_20_Emphasis"><text:span text:style-name="T13">Slow Pace</text:span></text:span></text:p>
            </table:table-cell>
            <table:table-cell table:style-name="Table3.A1" office:value-type="string">
              <text:p text:style-name="P22"><text:span text:style-name="Strong_20_Emphasis"><text:span text:style-name="T13">Exploration Pace</text:span></text:span></text:p>
            </table:table-cell>
          </table:table-row>
        </table:table-header-rows>
        <table:table-row>
          <table:table-cell table:style-name="Table3.A2" office:value-type="string">
            <text:p text:style-name="P30">20 ft.</text:p>
          </table:table-cell>
          <table:table-cell table:style-name="Table3.A2" office:value-type="string">
            <text:p text:style-name="P30">12 miles</text:p>
          </table:table-cell>
          <table:table-cell table:style-name="Table3.A2" office:value-type="string">
            <text:p text:style-name="P30">8 miles</text:p>
          </table:table-cell>
          <table:table-cell table:style-name="Table3.A2" office:value-type="string">
            <text:p text:style-name="P30">5.5 miles</text:p>
          </table:table-cell>
          <table:table-cell table:style-name="Table3.A2" office:value-type="string">
            <text:p text:style-name="P30">4 miles</text:p>
          </table:table-cell>
        </table:table-row>
        <table:table-row>
          <table:table-cell table:style-name="Table3.A3" office:value-type="string">
            <text:p text:style-name="P30">25 ft.</text:p>
          </table:table-cell>
          <table:table-cell table:style-name="Table3.A3" office:value-type="string">
            <text:p text:style-name="P30">15 miles</text:p>
          </table:table-cell>
          <table:table-cell table:style-name="Table3.A3" office:value-type="string">
            <text:p text:style-name="P30">10 miles</text:p>
          </table:table-cell>
          <table:table-cell table:style-name="Table3.A3" office:value-type="string">
            <text:p text:style-name="P30">7 miles</text:p>
          </table:table-cell>
          <table:table-cell table:style-name="Table3.A3" office:value-type="string">
            <text:p text:style-name="P30">5 miles</text:p>
          </table:table-cell>
        </table:table-row>
        <table:table-row>
          <table:table-cell table:style-name="Table3.A2" office:value-type="string">
            <text:p text:style-name="P30">30 ft.</text:p>
          </table:table-cell>
          <table:table-cell table:style-name="Table3.A2" office:value-type="string">
            <text:p text:style-name="P30">18 miles</text:p>
          </table:table-cell>
          <table:table-cell table:style-name="Table3.A2" office:value-type="string">
            <text:p text:style-name="P30">12 miles</text:p>
          </table:table-cell>
          <table:table-cell table:style-name="Table3.A2" office:value-type="string">
            <text:p text:style-name="P30">8 miles</text:p>
          </table:table-cell>
          <table:table-cell table:style-name="Table3.A2" office:value-type="string">
            <text:p text:style-name="P30">6 miles</text:p>
          </table:table-cell>
        </table:table-row>
        <table:table-row>
          <table:table-cell table:style-name="Table3.A3" office:value-type="string">
            <text:p text:style-name="P30">40 ft.</text:p>
          </table:table-cell>
          <table:table-cell table:style-name="Table3.A3" office:value-type="string">
            <text:p text:style-name="P30">24 miles</text:p>
          </table:table-cell>
          <table:table-cell table:style-name="Table3.A3" office:value-type="string">
            <text:p text:style-name="P30">16 miles</text:p>
          </table:table-cell>
          <table:table-cell table:style-name="Table3.A3" office:value-type="string">
            <text:p text:style-name="P30">11 miles</text:p>
          </table:table-cell>
          <table:table-cell table:style-name="Table3.A3" office:value-type="string">
            <text:p text:style-name="P30">8 miles</text:p>
          </table:table-cell>
        </table:table-row>
        <table:table-row>
          <table:table-cell table:style-name="Table3.A2" office:value-type="string">
            <text:p text:style-name="P30">60 ft.</text:p>
          </table:table-cell>
          <table:table-cell table:style-name="Table3.A2" office:value-type="string">
            <text:p text:style-name="P30">36 miles</text:p>
          </table:table-cell>
          <table:table-cell table:style-name="Table3.A2" office:value-type="string">
            <text:p text:style-name="P30">24 miles</text:p>
          </table:table-cell>
          <table:table-cell table:style-name="Table3.A2" office:value-type="string">
            <text:p text:style-name="P30">16 miles</text:p>
          </table:table-cell>
          <table:table-cell table:style-name="Table3.A2" office:value-type="string">
            <text:p text:style-name="P30">12 miles</text:p>
          </table:table-cell>
        </table:table-row>
        <text:soft-page-break/>
        <table:table-row>
          <table:table-cell table:style-name="Table3.A3" office:value-type="string">
            <text:p text:style-name="P30">100 ft.</text:p>
          </table:table-cell>
          <table:table-cell table:style-name="Table3.A3" office:value-type="string">
            <text:p text:style-name="P30">60 miles</text:p>
          </table:table-cell>
          <table:table-cell table:style-name="Table3.A3" office:value-type="string">
            <text:p text:style-name="P30">40 miles</text:p>
          </table:table-cell>
          <table:table-cell table:style-name="Table3.A3" office:value-type="string">
            <text:p text:style-name="P30">27 miles</text:p>
          </table:table-cell>
          <table:table-cell table:style-name="Table3.A3" office:value-type="string">
            <text:p text:style-name="P30">20 miles</text:p>
          </table:table-cell>
        </table:table-row>
        <table:table-row>
          <table:table-cell table:style-name="Table3.A2" office:value-type="string">
            <text:p text:style-name="P30">300 ft.</text:p>
          </table:table-cell>
          <table:table-cell table:style-name="Table3.A2" office:value-type="string">
            <text:p text:style-name="P30">180 miles</text:p>
          </table:table-cell>
          <table:table-cell table:style-name="Table3.A2" office:value-type="string">
            <text:p text:style-name="P30">120 miles</text:p>
          </table:table-cell>
          <table:table-cell table:style-name="Table3.A2" office:value-type="string">
            <text:p text:style-name="P30">80 miles</text:p>
          </table:table-cell>
          <table:table-cell table:style-name="Table3.A2" office:value-type="string">
            <text:p text:style-name="P27">60 miles</text:p>
          </table:table-cell>
        </table:table-row>
      </table:table>
      <text:p text:style-name="P25"><text:span text:style-name="Emphasis"><text:span text:style-name="T8">Note: You might also choose to generally use the basic travel distance for expeditions, but use the advanced rules for expedition speed for unusual means of conveyance (via magic, mechanism, or fantastical mount, for example).</text:span></text:span></text:p>
      <text:p text:style-name="P20"><text:span text:style-name="Strong_20_Emphasis"><text:span text:style-name="T9">ADVANCED RULE: TERRAIN</text:span></text:span></text:p>
      <text:p text:style-name="P2">The type of terrain modifies the speed at which an expedition can travel.</text:p>
      <text:list xml:id="list2780135385031666662" text:style-name="L7">
        <text:list-item>
          <text:p text:style-name="P18"><text:span text:style-name="Strong_20_Emphasis"><text:span text:style-name="T5">Highway</text:span></text:span><text:span text:style-name="T6">: A highway is a straight, major, paved road.</text:span></text:p>
        </text:list-item>
        <text:list-item>
          <text:p text:style-name="P18"><text:span text:style-name="Strong_20_Emphasis"><text:span text:style-name="T5">Road</text:span></text:span><text:span text:style-name="T6">: A road is a dirt track or similar causeway.</text:span></text:p>
        </text:list-item>
        <text:list-item>
          <text:p text:style-name="P18"><text:span text:style-name="Strong_20_Emphasis"><text:span text:style-name="T5">Trail</text:span></text:span><text:span text:style-name="T6">: An irregular byway. Probably unsuitable for most vehicles and may only allow for single-file travel. Most off-road travel follows local trails. A </text:span><text:span text:style-name="Strong_20_Emphasis"><text:span text:style-name="T5">known trail</text:span></text:span><text:span text:style-name="T6"> does not usually require navigation checks, although a known trail in poor repair requires a DC 10 navigation check to follow.</text:span></text:p>
        </text:list-item>
        <text:list-item>
          <text:p text:style-name="P18"><text:span text:style-name="Strong_20_Emphasis"><text:span text:style-name="T5">Trackless</text:span></text:span><text:span text:style-name="T6">: Trackless terrain is a wild area with no paths. +2 to navigation DCs.</text:span></text:p>
        </text:list-item>
      </text:list>
      <text:p text:style-name="P1"><text:bookmark text:name="wp-table-reloaded-id-46-no-1"/></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TERRAIN</text:p>
            </table:table-cell>
            <table:table-cell table:style-name="Table4.A1" office:value-type="string">
              <text:p text:style-name="P24">HIGHWAY</text:p>
            </table:table-cell>
            <table:table-cell table:style-name="Table4.A1" office:value-type="string">
              <text:p text:style-name="P24">ROAD/TRAIL</text:p>
            </table:table-cell>
            <table:table-cell table:style-name="Table4.A1" office:value-type="string">
              <text:p text:style-name="P24">TRACKLESS</text:p>
            </table:table-cell>
            <table:table-cell table:style-name="Table4.A1" office:value-type="string">
              <text:p text:style-name="P24">NAVIGATION DC</text:p>
            </table:table-cell>
            <table:table-cell table:style-name="Table4.A1" office:value-type="string">
              <text:p text:style-name="P24">FORAGE DC</text:p>
            </table:table-cell>
          </table:table-row>
        </table:table-header-rows>
        <table:table-row>
          <table:table-cell table:style-name="Table4.A2" office:value-type="string">
            <text:p text:style-name="P30">Desert</text:p>
          </table:table-cell>
          <table:table-cell table:style-name="Table4.A2" office:value-type="string">
            <text:p text:style-name="P31">x1</text:p>
          </table:table-cell>
          <table:table-cell table:style-name="Table4.A2" office:value-type="string">
            <text:p text:style-name="P31">x1/2</text:p>
          </table:table-cell>
          <table:table-cell table:style-name="Table4.A2" office:value-type="string">
            <text:p text:style-name="P31">x1/2</text:p>
          </table:table-cell>
          <table:table-cell table:style-name="Table4.A2" office:value-type="string">
            <text:p text:style-name="P31">12</text:p>
          </table:table-cell>
          <table:table-cell table:style-name="Table4.A2" office:value-type="string">
            <text:p text:style-name="P31">20</text:p>
          </table:table-cell>
        </table:table-row>
        <table:table-row>
          <table:table-cell table:style-name="Table4.A3" office:value-type="string">
            <text:p text:style-name="P30">Forest (sparse)</text:p>
          </table:table-cell>
          <table:table-cell table:style-name="Table4.A3" office:value-type="string">
            <text:p text:style-name="P31">x1</text:p>
          </table:table-cell>
          <table:table-cell table:style-name="Table4.A3" office:value-type="string">
            <text:p text:style-name="P31">x1</text:p>
          </table:table-cell>
          <table:table-cell table:style-name="Table4.A3" office:value-type="string">
            <text:p text:style-name="P31">x1/2</text:p>
          </table:table-cell>
          <table:table-cell table:style-name="Table4.A3" office:value-type="string">
            <text:p text:style-name="P31">14</text:p>
          </table:table-cell>
          <table:table-cell table:style-name="Table4.A3" office:value-type="string">
            <text:p text:style-name="P31">14</text:p>
          </table:table-cell>
        </table:table-row>
        <table:table-row>
          <table:table-cell table:style-name="Table4.A2" office:value-type="string">
            <text:p text:style-name="P30">Forest (medium)</text:p>
          </table:table-cell>
          <table:table-cell table:style-name="Table4.A2" office:value-type="string">
            <text:p text:style-name="P31">x1</text:p>
          </table:table-cell>
          <table:table-cell table:style-name="Table4.A2" office:value-type="string">
            <text:p text:style-name="P31">x1</text:p>
          </table:table-cell>
          <table:table-cell table:style-name="Table4.A2" office:value-type="string">
            <text:p text:style-name="P31">x1/2</text:p>
          </table:table-cell>
          <table:table-cell table:style-name="Table4.A2" office:value-type="string">
            <text:p text:style-name="P31">16</text:p>
          </table:table-cell>
          <table:table-cell table:style-name="Table4.A2" office:value-type="string">
            <text:p text:style-name="P31">14</text:p>
          </table:table-cell>
        </table:table-row>
        <table:table-row>
          <table:table-cell table:style-name="Table4.A3" office:value-type="string">
            <text:p text:style-name="P30">Forest (dense)</text:p>
          </table:table-cell>
          <table:table-cell table:style-name="Table4.A3" office:value-type="string">
            <text:p text:style-name="P31">x1</text:p>
          </table:table-cell>
          <table:table-cell table:style-name="Table4.A3" office:value-type="string">
            <text:p text:style-name="P31">x1</text:p>
          </table:table-cell>
          <table:table-cell table:style-name="Table4.A3" office:value-type="string">
            <text:p text:style-name="P31">x1/2</text:p>
          </table:table-cell>
          <table:table-cell table:style-name="Table4.A3" office:value-type="string">
            <text:p text:style-name="P31">18</text:p>
          </table:table-cell>
          <table:table-cell table:style-name="Table4.A3" office:value-type="string">
            <text:p text:style-name="P31">14</text:p>
          </table:table-cell>
        </table:table-row>
        <table:table-row>
          <table:table-cell table:style-name="Table4.A2" office:value-type="string">
            <text:p text:style-name="P30">Hills</text:p>
          </table:table-cell>
          <table:table-cell table:style-name="Table4.A2" office:value-type="string">
            <text:p text:style-name="P31">x1</text:p>
          </table:table-cell>
          <table:table-cell table:style-name="Table4.A2" office:value-type="string">
            <text:p text:style-name="P31">x3/4</text:p>
          </table:table-cell>
          <table:table-cell table:style-name="Table4.A2" office:value-type="string">
            <text:p text:style-name="P31">x1/2</text:p>
          </table:table-cell>
          <table:table-cell table:style-name="Table4.A2" office:value-type="string">
            <text:p text:style-name="P31">14</text:p>
          </table:table-cell>
          <table:table-cell table:style-name="Table4.A2" office:value-type="string">
            <text:p text:style-name="P31">12</text:p>
          </table:table-cell>
        </table:table-row>
        <table:table-row>
          <table:table-cell table:style-name="Table4.A3" office:value-type="string">
            <text:p text:style-name="P30">Jungle</text:p>
          </table:table-cell>
          <table:table-cell table:style-name="Table4.A3" office:value-type="string">
            <text:p text:style-name="P31">x1</text:p>
          </table:table-cell>
          <table:table-cell table:style-name="Table4.A3" office:value-type="string">
            <text:p text:style-name="P31">x3/4</text:p>
          </table:table-cell>
          <table:table-cell table:style-name="Table4.A3" office:value-type="string">
            <text:p text:style-name="P31">x1/4</text:p>
          </table:table-cell>
          <table:table-cell table:style-name="Table4.A3" office:value-type="string">
            <text:p text:style-name="P31">16</text:p>
          </table:table-cell>
          <table:table-cell table:style-name="Table4.A3" office:value-type="string">
            <text:p text:style-name="P31">14</text:p>
          </table:table-cell>
        </table:table-row>
        <table:table-row>
          <table:table-cell table:style-name="Table4.A2" office:value-type="string">
            <text:p text:style-name="P30">Moor</text:p>
          </table:table-cell>
          <table:table-cell table:style-name="Table4.A2" office:value-type="string">
            <text:p text:style-name="P31">x1</text:p>
          </table:table-cell>
          <table:table-cell table:style-name="Table4.A2" office:value-type="string">
            <text:p text:style-name="P31">x1</text:p>
          </table:table-cell>
          <table:table-cell table:style-name="Table4.A2" office:value-type="string">
            <text:p text:style-name="P31">x3/4</text:p>
          </table:table-cell>
          <table:table-cell table:style-name="Table4.A2" office:value-type="string">
            <text:p text:style-name="P31">14</text:p>
          </table:table-cell>
          <table:table-cell table:style-name="Table4.A2" office:value-type="string">
            <text:p text:style-name="P31">16</text:p>
          </table:table-cell>
        </table:table-row>
        <table:table-row>
          <table:table-cell table:style-name="Table4.A3" office:value-type="string">
            <text:p text:style-name="P30">Mountains</text:p>
          </table:table-cell>
          <table:table-cell table:style-name="Table4.A3" office:value-type="string">
            <text:p text:style-name="P31">x3/4</text:p>
          </table:table-cell>
          <table:table-cell table:style-name="Table4.A3" office:value-type="string">
            <text:p text:style-name="P31">x3/4</text:p>
          </table:table-cell>
          <table:table-cell table:style-name="Table4.A3" office:value-type="string">
            <text:p text:style-name="P31">x1/2</text:p>
          </table:table-cell>
          <table:table-cell table:style-name="Table4.A3" office:value-type="string">
            <text:p text:style-name="P31">16</text:p>
          </table:table-cell>
          <table:table-cell table:style-name="Table4.A3" office:value-type="string">
            <text:p text:style-name="P31">18</text:p>
          </table:table-cell>
        </table:table-row>
        <table:table-row>
          <table:table-cell table:style-name="Table4.A2" office:value-type="string">
            <text:p text:style-name="P30">Plains</text:p>
          </table:table-cell>
          <table:table-cell table:style-name="Table4.A2" office:value-type="string">
            <text:p text:style-name="P31">x1</text:p>
          </table:table-cell>
          <table:table-cell table:style-name="Table4.A2" office:value-type="string">
            <text:p text:style-name="P31">x1</text:p>
          </table:table-cell>
          <table:table-cell table:style-name="Table4.A2" office:value-type="string">
            <text:p text:style-name="P31">x3/4</text:p>
          </table:table-cell>
          <table:table-cell table:style-name="Table4.A2" office:value-type="string">
            <text:p text:style-name="P31">12</text:p>
          </table:table-cell>
          <table:table-cell table:style-name="Table4.A2" office:value-type="string">
            <text:p text:style-name="P31">12</text:p>
          </table:table-cell>
        </table:table-row>
        <table:table-row>
          <table:table-cell table:style-name="Table4.A3" office:value-type="string">
            <text:p text:style-name="P30">Swamp</text:p>
          </table:table-cell>
          <table:table-cell table:style-name="Table4.A3" office:value-type="string">
            <text:p text:style-name="P31">x1</text:p>
          </table:table-cell>
          <table:table-cell table:style-name="Table4.A3" office:value-type="string">
            <text:p text:style-name="P31">x3/4</text:p>
          </table:table-cell>
          <table:table-cell table:style-name="Table4.A3" office:value-type="string">
            <text:p text:style-name="P31">x1/2</text:p>
          </table:table-cell>
          <table:table-cell table:style-name="Table4.A3" office:value-type="string">
            <text:p text:style-name="P31">15</text:p>
          </table:table-cell>
          <table:table-cell table:style-name="Table4.A3" office:value-type="string">
            <text:p text:style-name="P31">16</text:p>
          </table:table-cell>
        </table:table-row>
        <table:table-row>
          <table:table-cell table:style-name="Table4.A2" office:value-type="string">
            <text:p text:style-name="P30">Tundra, frozen</text:p>
          </table:table-cell>
          <table:table-cell table:style-name="Table4.A2" office:value-type="string">
            <text:p text:style-name="P31">x1</text:p>
          </table:table-cell>
          <table:table-cell table:style-name="Table4.A2" office:value-type="string">
            <text:p text:style-name="P31">x3/4</text:p>
          </table:table-cell>
          <table:table-cell table:style-name="Table4.A2" office:value-type="string">
            <text:p text:style-name="P31">x3/4</text:p>
          </table:table-cell>
          <table:table-cell table:style-name="Table4.A2" office:value-type="string">
            <text:p text:style-name="P31">12</text:p>
          </table:table-cell>
          <table:table-cell table:style-name="Table4.A2" office:value-type="string">
            <text:p text:style-name="P28">18</text:p>
          </table:table-cell>
        </table:table-row>
      </table:table>
      <text:p text:style-name="P20"><text:span text:style-name="Strong_20_Emphasis"><text:span text:style-name="T9">ADVANCED RULE: CONDITIONS</text:span></text:span></text:p>
      <text:p text:style-name="P2">Certain climate conditions and activities modify the speed at which an expedition can travel.</text:p>
      <text:p text:style-name="P1"><text:bookmark text:name="wp-table-reloaded-id-45-no-1"/></text:p>
      <table:table table:name="Table5" table:style-name="Table5">
        <table:table-column table:style-name="Table5.A"/>
        <table:table-column table:style-name="Table5.B"/>
        <table:table-header-rows>
          <table:table-row>
            <table:table-cell table:style-name="Table5.A1" office:value-type="string">
              <text:p text:style-name="P23">CONDITIONS</text:p>
            </table:table-cell>
            <table:table-cell table:style-name="Table5.A1" office:value-type="string">
              <text:p text:style-name="P24">SPEED MODIFIER</text:p>
            </table:table-cell>
          </table:table-row>
        </table:table-header-rows>
        <table:table-row>
          <table:table-cell table:style-name="Table5.A2" office:value-type="string">
            <text:p text:style-name="P30">Cold or hot climate</text:p>
          </table:table-cell>
          <table:table-cell table:style-name="Table5.A2" office:value-type="string">
            <text:p text:style-name="P31">x3/4</text:p>
          </table:table-cell>
        </table:table-row>
        <table:table-row>
          <table:table-cell table:style-name="Table5.A3" office:value-type="string">
            <text:p text:style-name="P30">Giant terrain</text:p>
          </table:table-cell>
          <table:table-cell table:style-name="Table5.A3" office:value-type="string">
            <text:p text:style-name="P31">x3/4</text:p>
          </table:table-cell>
        </table:table-row>
        <table:table-row>
          <table:table-cell table:style-name="Table5.A2" office:value-type="string">
            <text:p text:style-name="P30">Hurricane</text:p>
          </table:table-cell>
          <table:table-cell table:style-name="Table5.A2" office:value-type="string">
            <text:p text:style-name="P31">x1/10</text:p>
          </table:table-cell>
        </table:table-row>
        <table:table-row>
          <table:table-cell table:style-name="Table5.A3" office:value-type="string">
            <text:p text:style-name="P30">Leading mount</text:p>
          </table:table-cell>
          <table:table-cell table:style-name="Table5.A3" office:value-type="string">
            <text:p text:style-name="P31">x3/4</text:p>
          </table:table-cell>
        </table:table-row>
        <table:table-row>
          <table:table-cell table:style-name="Table5.A2" office:value-type="string">
            <text:p text:style-name="P30">Poor visibility (fog, darkness)</text:p>
          </table:table-cell>
          <table:table-cell table:style-name="Table5.A2" office:value-type="string">
            <text:p text:style-name="P31">x1/2</text:p>
          </table:table-cell>
        </table:table-row>
        <table:table-row>
          <table:table-cell table:style-name="Table5.A3" office:value-type="string">
            <text:p text:style-name="P30">River crossing</text:p>
          </table:table-cell>
          <table:table-cell table:style-name="Table5.A3" office:value-type="string">
            <text:p text:style-name="P31">x3/4</text:p>
          </table:table-cell>
        </table:table-row>
        <table:table-row>
          <table:table-cell table:style-name="Table5.A2" office:value-type="string">
            <text:p text:style-name="P30">Snow cover</text:p>
          </table:table-cell>
          <table:table-cell table:style-name="Table5.A2" office:value-type="string">
            <text:p text:style-name="P31">x1/2</text:p>
          </table:table-cell>
        </table:table-row>
        <table:table-row>
          <table:table-cell table:style-name="Table5.A3" office:value-type="string">
            <text:p text:style-name="P30">Snow cover, heavy</text:p>
          </table:table-cell>
          <table:table-cell table:style-name="Table5.A3" office:value-type="string">
            <text:p text:style-name="P31">x1/4</text:p>
          </table:table-cell>
        </table:table-row>
        <table:table-row>
          <table:table-cell table:style-name="Table5.A2" office:value-type="string">
            <text:p text:style-name="P30">Storm</text:p>
          </table:table-cell>
          <table:table-cell table:style-name="Table5.A2" office:value-type="string">
            <text:p text:style-name="P31">x3/4</text:p>
          </table:table-cell>
        </table:table-row>
        <table:table-row>
          <table:table-cell table:style-name="Table5.A3" office:value-type="string">
            <text:p text:style-name="P30">Storm, powerful</text:p>
          </table:table-cell>
          <table:table-cell table:style-name="Table5.A3" office:value-type="string">
            <text:p text:style-name="P28">x1/2</text:p>
          </table:table-cell>
        </table:table-row>
      </table:table>
      <text:p text:style-name="P16"><text:soft-page-break/><text:span text:style-name="Strong_20_Emphasis"><text:span text:style-name="T5">Leading Pack Animal</text:span></text:span><text:span text:style-name="T6">: Under normal circumstances, a pack-puller can lead a file with a number of animals equal to their passive Wisdom (Animal Handling) skill.</text:span></text:p>
      <text:p text:style-name="P16"><text:span text:style-name="Strong_20_Emphasis"><text:span text:style-name="T5">Poor Visibility</text:span></text:span><text:span text:style-name="T6">: This condition also gives disadvantage to navigation and forage checks.</text:span></text:p>
      <text:p text:style-name="P16"><text:span text:style-name="Strong_20_Emphasis"><text:span text:style-name="T5">River Crossing</text:span></text:span><text:span text:style-name="T6">: This penalty applies to any watch during which a river must be crossed. This does not apply if the characters are following a road which has a bridge on it, but does apply if they’re traveling cross-country and must seek out a bridge.</text:span></text:p>
      <text:p text:style-name="P20"><text:span text:style-name="Strong_20_Emphasis"><text:span text:style-name="T9">ADVANCED RULE: TRAILBLAZING</text:span></text:span></text:p>
      <text:p text:style-name="P2">Trailblazing is a special travel pace which can be taken in conjunction with other travel paces. It reduces the expedition’s speed by one-half, but also marks an efficient trail through the wilderness with some form of signs – paint, simple carvings, cloth flags, etc.</text:p>
      <text:p text:style-name="P2">Once blazed, this is considered a known trail to the expedition.</text:p>
      <text:p text:style-name="P16"><text:span text:style-name="Strong_20_Emphasis"><text:span text:style-name="T5">Hidden Signs</text:span></text:span><text:span text:style-name="T6">: The signs of a trail can be followed by any creature. When blazing a trail, however, the character making the signs can make a Wisdom (Stealth) check to disguise them so that they can only be noticed or found with a Wisdom (Perception) or Intelligence (Investigation) check.</text:span></text:p>
      <text:p text:style-name="P2">You don’t need to make a Wisdom (Perception) check to follow your own hidden signs (or the hidden signs of a known trail you’ve followed before). Those who are aware of the trail’s existence but who have not followed it before gain advantage on their Wisdom (Perception) or Intelligence (Investigation) check to find the trail sign.</text:p>
      <text:p text:style-name="P25"><text:span text:style-name="Emphasis"><text:span text:style-name="T8">Note: Trail signs – including hidden trail signs – may be encountered as an exploration encounter in a hex the trail passes through.</text:span></text:span></text:p>
      <text:p text:style-name="P16"><text:span text:style-name="Strong_20_Emphasis"><text:span text:style-name="T5">Optional Rule – Old Trails</text:span></text:span><text:span text:style-name="T6">: Most trail signs are impermanent and likely to decay over time. There is a 1 in 6 chance per season that a trail will decay from good repair to weather worn; from weather worn to poor repair; or from poor repair to no longer existing.</text:span></text:p>
      <text:p text:style-name="P2">Someone traveling along a weather worn trail can restore it to good repair as long as they are not traveling at fast pace. Trails in poor repair require someone to travel along them at the trailblazing travel pace to restore to good repair.</text:p>
      <text:p text:style-name="P25"><text:span text:style-name="Emphasis"><text:span text:style-name="T8">Note: Erecting more permanent trail signs – like cairns, stone carvings, etc. – is a significant and time-consuming activity, but may be worthwhile on well-traveled trails.</text:span></text:span></text:p>
      <text:p text:style-name="P20"><draw:frame draw:style-name="fr1" draw:name="graphics1" text:anchor-type="paragraph" svg:x="4.4264in" svg:y="0.1008in" svg:width="2.4063in" svg:height="2.0835in" draw:z-index="0"><draw:image xlink:href="https://www.thealexandrian.net/images/20120604b.jpg" xlink:type="simple" xlink:show="embed" xlink:actuate="onLoad"/></draw:frame><text:span text:style-name="Strong_20_Emphasis"><text:span text:style-name="T9">HEXES</text:span></text:span></text:p>
      <text:p text:style-name="P13"/>
      <text:p text:style-name="P8">1 Hex = 12 miles (center to center / side to side) = 7 mile sides = 124 square miles</text:p>
      <text:p text:style-name="P16"><text:span text:style-name="T6">Movement on the wilderness hex grid is abstracted. In order to determine if an expedition has left a hex, you must keep track of their </text:span><text:span text:style-name="Strong_20_Emphasis"><text:span text:style-name="T5">progress </text:span></text:span><text:span text:style-name="T6">within the hex.</text:span></text:p>
      <text:p text:style-name="P16"><text:span text:style-name="Strong_20_Emphasis"><text:span text:style-name="T5">Starting in a Hex</text:span></text:span><text:span text:style-name="T6">: If an expedition starts movement within a hex, it requires 6 miles of progress to exit any face of the hex.</text:span></text:p>
      <text:p text:style-name="P25"><text:span text:style-name="Emphasis"><text:span text:style-name="T8">Optional Rule: You can choose to bias a starting position. For example, you might see that a river flows near the western edge of a hex. If the PCs start traveling from that river, you might decide it only takes 2 miles to exit through the hex’s western face and 10 miles to exit through its eastern face.</text:span></text:span></text:p>
      <text:p text:style-name="P16"><draw:frame draw:style-name="fr1" draw:name="graphics2" text:anchor-type="paragraph" svg:x="4.1917in" svg:y="0in" svg:width="2.8126in" svg:height="2.8126in" draw:z-index="1"><draw:image xlink:href="https://www.thealexandrian.net/images/20120604.jpg" xlink:type="simple" xlink:show="embed" xlink:actuate="onLoad"/></draw:frame><text:span text:style-name="Strong_20_Emphasis"><text:span text:style-name="T5">Crossing Hex to a Far Side</text:span></text:span><text:span text:style-name="T6">: It requires 12 miles of progress to exit a hex through one of the three faces on the opposite side.</text:span></text:p>
      <text:p text:style-name="P16"><text:span text:style-name="Strong_20_Emphasis"><text:span text:style-name="T5">Crossing Hex to a Near Side</text:span></text:span><text:span text:style-name="T6">: It requires 6 miles of progress to exit a hex through one of the two nearest faces.</text:span></text:p>
      <text:p text:style-name="P16"><text:span text:style-name="Strong_20_Emphasis"><text:span text:style-name="T5">Changing Direction</text:span></text:span><text:span text:style-name="T6">: Changing direction more than once within a hex will result in the loss of 2 miles of progress each time direction is changed.</text:span></text:p>
      <text:p text:style-name="P16"><text:span text:style-name="Strong_20_Emphasis"><text:span text:style-name="T5">Back the Way We Came</text:span></text:span><text:span text:style-name="T6">: If characters deliberately double back along their own trail, simply reduce their progress until they exit the hex. If they leave back through the face through which they entered the hex for any other reason (by getting lost, for example) it requires an additional 1d6-1 miles of progress to exit the hex (unless circumstances suggest some other figure).</text:span></text:p>
      <text:p text:style-name="P13"/>
      <text:p text:style-name="P13"/>
      <text:p text:style-name="P13"/>
      <text:p text:style-name="P13"/>
      <text:p text:style-name="P15"><text:soft-page-break/><text:span text:style-name="T2">Part Three; Watch Actions</text:span></text:p>
      <text:p text:style-name="P14"><text:span text:style-name="T4"/></text:p>
      <text:p text:style-name="P14"><text:span text:style-name="T4">Characters can take watch actions to contribute to the expedition’s success or achieve other tasks while traveling. Some watch actions are limited to specific types of watch or travel pace.</text:span></text:p>
      <text:p text:style-name="P25"><text:span text:style-name="Emphasis"><text:span text:style-name="T8">Playtest Tip: It’s usually a good idea to get an expedition’s “standing orders” instead of asking everyone to declare their watch action during every single watch. An easy example is that if the ranger has been doing the navigating for the last eight days, he’s probably going to continue navigating for the next four hours and you don’t need to confirm that.</text:span></text:span></text:p>
      <text:p text:style-name="P20"><text:span text:style-name="Strong_20_Emphasis"><text:span text:style-name="T9">FORAGER</text:span></text:span></text:p>
      <text:p text:style-name="P2">Characters can forage during an active watch or while traveling at a slow pace. Foragers make a Wisdom (Survival) check against the Forage DC of the terrain. On a success, the forager either gains 1 ration of food or finds a source of fresh water (allowing the expedition to drink their daily ration of water and for waterskins to be refilled). An additional ration of food or source of fresh water can be found for every 2 points by which the check result exceeds the DC.</text:p>
      <text:p text:style-name="P16"><text:span text:style-name="Strong_20_Emphasis"><text:span text:style-name="T5">Advanced Rule – Sparse Biome</text:span></text:span><text:span text:style-name="T6">: At the GM’s discretion, a biome may be deemed sparse. In a sparse biome, each source of fresh water discovered only yields one gallon of water.</text:span></text:p>
      <text:p text:style-name="P16"><text:span text:style-name="Strong_20_Emphasis"><text:span text:style-name="T5">Advanced Rule – Grazing</text:span></text:span><text:span text:style-name="T6">: Some animals (like horses) can simply graze for sustenance. In an appropriate biome (as determined by the GM), they will be fully fed as long as they are allowed to graze for one watch per day. In a sparse biome, they must graze for two watches per day and it may be necessary to also provide fresh water for them.</text:span></text:p>
      <text:p text:style-name="P20"><text:span text:style-name="Strong_20_Emphasis"><text:span text:style-name="T5">FOOD &amp; WATER</text:span></text:span></text:p>
      <text:p text:style-name="P25"><text:span text:style-name="Strong_20_Emphasis"><text:span text:style-name="T5">Food</text:span></text:span><text:span text:style-name="T6">: Small or Medium creatures require 1 ration of food per day. They can go without food for a number of days equal to 3 + their Constitution modifier (minimum 1) before suffering 1 exhaustion level per day thereafter. A normal day of eating resets the count of days without food to zero.</text:span></text:p>
      <text:p text:style-name="P26">A creature on half rations counts as going a ½ day without food (and these half days accumulate until they can eat full rations).</text:p>
      <text:p text:style-name="P25"><text:span text:style-name="Strong_20_Emphasis"><text:span text:style-name="T5">Water</text:span></text:span><text:span text:style-name="T6">: Small or Medium creatures require 1 gallon of water per day, or twice that in hot weather. A creature on a half ration of water must succeed on a DC 15 Constitution check at the end of each day or suffer a level of exhaustion. If they drink less water than that, they suffer a level of exhaustion automatically. If the character already has one or more levels of exhaustion, the character takes two levels instead of one level in either case.</text:span></text:p>
      <text:p text:style-name="P26">Waterskins hold a half-ration of water.</text:p>
      <text:p text:style-name="P25"><text:span text:style-name="Strong_20_Emphasis"><text:span text:style-name="T5">Recovery</text:span></text:span><text:span text:style-name="T6">: Any exhaustion suffered from lack of food or water cannot be removed until after a full day of normal consumption.</text:span></text:p>
      <text:p text:style-name="P25"><text:span text:style-name="Strong_20_Emphasis"><text:span text:style-name="T5">Large &amp; Tiny Creatures</text:span></text:span><text:span text:style-name="T6">: Tiny creatures require one-quarter ration of food and water per day. Large creatures (like horses) require four rations  of food and water per day.</text:span></text:p>
      <text:p text:style-name="P20"><text:span text:style-name="Strong_20_Emphasis"><text:span text:style-name="T9">NAVIGATOR</text:span></text:span></text:p>
      <text:p text:style-name="P2">The expedition’s navigator is responsible for making navigation checks. A second navigator can assist, granting advantage to the navigation checks.</text:p>
      <text:p text:style-name="P20"><text:span text:style-name="Strong_20_Emphasis"><text:span text:style-name="T9">PACK-PULLER</text:span></text:span></text:p>
      <text:p text:style-name="P2">A pack-puller is responsible for managing an expeditions pack animals. A pack-puller can lead a number of animals equal to their passive Wisdom (Animal Handling) score. (This number includes the pack-puller’s mount, if any.)</text:p>
      <text:p text:style-name="P20"><text:span text:style-name="Strong_20_Emphasis"><text:span text:style-name="T9">RESTING</text:span></text:span></text:p>
      <text:p text:style-name="P2">A character must take the Resting watch action for two rest watches in a row in order to gain the benefits of a Long Rest. (See the rules for Long Rests regarding which types of interruptions are possible without disrupting the Resting action.)</text:p>
      <text:p text:style-name="P16"><text:span text:style-name="Strong_20_Emphasis"><text:span text:style-name="T5">Advanced Rule – Lack of Sleep</text:span></text:span><text:span text:style-name="T6">: If a character does not spend at least one full watch per day resting, they must succeed at a Constitution saving throw (DC 16 – the number of hours they slept, if any) or suffer a level of exhaustion.</text:span></text:p>
      <text:p text:style-name="P20"><text:span text:style-name="Strong_20_Emphasis"><text:span text:style-name="T9">SCOUT</text:span></text:span></text:p>
      <text:p text:style-name="P2">A scout can journey out from an expedition in an effort to chart a course or learn the lay of the land. When scouting, they can choose one of two actions:</text:p>
      <text:list xml:id="list8179703662963298361" text:style-name="L8">
        <text:list-item>
          <text:p text:style-name="P19"><text:span text:style-name="Strong_20_Emphasis"><text:span text:style-name="T5">Reporting</text:span></text:span><text:span text:style-name="T6">: If the navigator receives a scout’s report, they gain advantage on their navigation checks for the next travel watch.</text:span></text:p>
        </text:list-item>
        <text:list-item>
          <text:p text:style-name="P19"><text:soft-page-break/><text:span text:style-name="Strong_20_Emphasis"><text:span text:style-name="T5">Pathfinding</text:span></text:span><text:span text:style-name="T6">: The scout attempts a Wisdom (Survival) score using the area’s Navigation DC. On a success, the expedition can treat trackless terrain as if it had a trail for one watch.</text:span></text:p>
        </text:list-item>
      </text:list>
      <text:p text:style-name="P2">A character can scout during a watch in which an expedition is traveling only if their speed is faster than the expedition’s. Alternatively, scouts can be sent out during watches in which the rest of the expedition are active or resting (but not traveling).</text:p>
      <text:p text:style-name="P2">An additional encounter check is made for each scouting group. (They are effectively a separate expedition while engaged in scouting.)</text:p>
      <text:p text:style-name="P20"><text:span text:style-name="Strong_20_Emphasis"><text:span text:style-name="T9">SENTINEL</text:span></text:span></text:p>
      <text:p text:style-name="P2">A member of an expedition acting as a sentinel can make Wisdom (Perception) checks to detect threats or notice anything else out of the ordinary.</text:p>
      <text:p text:style-name="P25"><text:span text:style-name="Emphasis"><text:span text:style-name="T8">Design Note: If you use passive Wisdom (Perception) scores, their use on journeys is also limited to sentinels. </text:span></text:span><text:a xlink:type="simple" xlink:href="https://thealexandrian.net/wordpress/40309/roleplaying-games/rulings-in-practice-perception-type-tests" text:style-name="Internet_20_link" text:visited-style-name="Visited_20_Internet_20_Link"><text:span text:style-name="Emphasis"><text:span text:style-name="T15">I do not.</text:span></text:span></text:a></text:p>
      <text:p text:style-name="P16"><text:span text:style-name="Strong_20_Emphasis"><text:span text:style-name="T5">Advanced Rule – Outrider</text:span></text:span><text:span text:style-name="T6">: During a travel watch, a character can journey out in an effort to protect the expedition from detection or threats. Whenever an encounter is generated for the expedition, each outrider group can attempt a Wisdom (Perception) check (DC 15 or opposed by the encounter’s Stealth check) to detect the encounter before it’s encountered by the expedition.</text:span></text:p>
      <text:p text:style-name="P2">However, an additional encounter check is also made for each outrider group at one-half the normal chance of an encounter. (It’s possible for outriders to discover locations or encounter creatures which would have otherwise been missed by the main expedition.)</text:p>
      <text:p text:style-name="P20"><text:span text:style-name="Strong_20_Emphasis"><text:span text:style-name="T9">SIGHTING</text:span></text:span></text:p>
      <text:p text:style-name="P16"><text:span text:style-name="T6">During an active watch, a character can take a watch action to find an outlook – a good sighting place which will allow the character to significantly extend the distance to which they can see the surrounding wilderness. (See </text:span><text:a xlink:type="simple" xlink:href="https://thealexandrian.net/wordpress/46122/roleplaying-games/hexcrawl-tool-spot-distances" text:style-name="Internet_20_link" text:visited-style-name="Visited_20_Internet_20_Link"><text:span text:style-name="Emphasis"><text:span text:style-name="T15">Hexcrawl Tools: Spot Distances</text:span></text:span></text:a><text:span text:style-name="T6">.)</text:span></text:p>
      <text:p text:style-name="P2">At the GM’s discretion, a skill check may be required to identify or reach the outlook. (For example, a Strength (Athletics) check to reach the top of an appropriately positioned tree.)</text:p>
      <text:p text:style-name="P20"><text:span text:style-name="Strong_20_Emphasis"><text:span text:style-name="T9">TRACKER</text:span></text:span></text:p>
      <text:p text:style-name="P16"><text:span text:style-name="Strong_20_Emphasis"><text:span text:style-name="T5">Finding Tracks</text:span></text:span><text:span text:style-name="T6">: Searching a significant wilderness area for tracks is an active watch action. The tracker makes a Wisdom (Perception) check against the appropriate Track DC.</text:span></text:p>
      <text:p text:style-name="P16"><text:span text:style-name="Strong_20_Emphasis"><text:span text:style-name="T5">Following Tracks</text:span></text:span><text:span text:style-name="T6">: Once tracks have been found, a tracker can follow the trail during a travel watch by making a Wisdom (Survival) check against the appropriate Track DC. A new check must be made each time the trail enter a new hex.</text:span></text:p>
      <text:p text:style-name="P2">If a trail is lost, it may be possible to reacquire it using the Finding Tracks action.</text:p>
      <text:p text:style-name="P25"><text:span text:style-name="Emphasis"><text:span text:style-name="T8">Design Note: Generally speaking, it’s appropriate to use </text:span></text:span><text:a xlink:type="simple" xlink:href="https://thealexandrian.net/wordpress/38313/roleplaying-games/the-art-of-rulings-part-8-let-it-ride" text:style-name="Internet_20_link" text:visited-style-name="Visited_20_Internet_20_Link"><text:span text:style-name="Emphasis"><text:span text:style-name="T15">let it ride</text:span></text:span></text:a><text:span text:style-name="Emphasis"><text:span text:style-name="T8"> techniques when tracking a quarry. In this case, however, navigation (and possibly getting lost) is a significant component of the hexcrawl structure and these additional checks are meaningful.</text:span></text:span></text:p>
      <text:p text:style-name="P2">However, you could easily decide to go the other direction: A single successful Wisdom (Survival) check could follow the trail all the way to its end. Alternatively, you might only call for new checks when the terrain (the tracks enter the desert) or conditions (it starts raining) change, creating points of uncertainty.</text:p>
      <text:p text:style-name="P20"><text:span text:style-name="Strong_20_Emphasis"><text:span text:style-name="T5">TRACK DCs</text:span></text:span></text:p>
      <text:p text:style-name="P1"><text:bookmark text:name="wp-table-reloaded-id-151-no-1"/></text:p>
      <table:table table:name="Table6" table:style-name="Table6">
        <table:table-column table:style-name="Table6.A"/>
        <table:table-column table:style-name="Table6.B"/>
        <table:table-header-rows>
          <table:table-row>
            <table:table-cell table:style-name="Table6.A1" office:value-type="string">
              <text:p text:style-name="P22"><text:span text:style-name="Strong_20_Emphasis"><text:span text:style-name="T13">SURFACE</text:span></text:span></text:p>
            </table:table-cell>
            <table:table-cell table:style-name="Table6.A1" office:value-type="string">
              <text:p text:style-name="P22"><text:span text:style-name="Strong_20_Emphasis"><text:span text:style-name="T13">DC</text:span></text:span></text:p>
            </table:table-cell>
          </table:table-row>
        </table:table-header-rows>
        <table:table-row>
          <table:table-cell table:style-name="Table6.A2" office:value-type="string">
            <text:p text:style-name="P30">Very soft ground (snow, wet mud)</text:p>
          </table:table-cell>
          <table:table-cell table:style-name="Table6.A2" office:value-type="string">
            <text:p text:style-name="P30">5</text:p>
          </table:table-cell>
        </table:table-row>
        <table:table-row>
          <table:table-cell table:style-name="Table6.A3" office:value-type="string">
            <text:p text:style-name="P30">Soft ground (sand)</text:p>
          </table:table-cell>
          <table:table-cell table:style-name="Table6.A3" office:value-type="string">
            <text:p text:style-name="P30">10</text:p>
          </table:table-cell>
        </table:table-row>
        <table:table-row>
          <table:table-cell table:style-name="Table6.A2" office:value-type="string">
            <text:p text:style-name="P30">Firm ground (fields, woods, thick rugs, dusty floors)</text:p>
          </table:table-cell>
          <table:table-cell table:style-name="Table6.A2" office:value-type="string">
            <text:p text:style-name="P30">15</text:p>
          </table:table-cell>
        </table:table-row>
        <table:table-row>
          <table:table-cell table:style-name="Table6.A3" office:value-type="string">
            <text:p text:style-name="P30">Hard ground (bare rock, indoor floor, streambeds)</text:p>
          </table:table-cell>
          <table:table-cell table:style-name="Table6.A3" office:value-type="string">
            <text:p text:style-name="P30">20</text:p>
          </table:table-cell>
        </table:table-row>
        <table:table-row>
          <table:table-cell table:style-name="Table6.A2" office:value-type="string">
            <text:p text:style-name="P32"/>
          </table:table-cell>
          <table:table-cell table:style-name="Table6.A2" office:value-type="string">
            <text:p text:style-name="P32"/>
          </table:table-cell>
        </table:table-row>
        <table:table-row>
          <table:table-cell table:style-name="Table6.A3" office:value-type="string">
            <text:p text:style-name="P29"><text:span text:style-name="Strong_20_Emphasis"><text:span text:style-name="T13">CONDITION</text:span></text:span></text:p>
          </table:table-cell>
          <table:table-cell table:style-name="Table6.A3" office:value-type="string">
            <text:p text:style-name="P29"><text:span text:style-name="Strong_20_Emphasis"><text:span text:style-name="T13">MODIFIER</text:span></text:span></text:p>
          </table:table-cell>
        </table:table-row>
        <table:table-row>
          <table:table-cell table:style-name="Table6.A2" office:value-type="string">
            <text:p text:style-name="P30">Multiple people</text:p>
          </table:table-cell>
          <table:table-cell table:style-name="Table6.A2" office:value-type="string">
            <text:p text:style-name="P30">-2</text:p>
          </table:table-cell>
        </table:table-row>
        <table:table-row>
          <table:table-cell table:style-name="Table6.A3" office:value-type="string">
            <text:p text:style-name="P30">Large group</text:p>
          </table:table-cell>
          <table:table-cell table:style-name="Table6.A3" office:value-type="string">
            <text:p text:style-name="P30">-4</text:p>
          </table:table-cell>
        </table:table-row>
        <table:table-row>
          <table:table-cell table:style-name="Table6.A2" office:value-type="string">
            <text:p text:style-name="P30">Very large group</text:p>
          </table:table-cell>
          <table:table-cell table:style-name="Table6.A2" office:value-type="string">
            <text:p text:style-name="P30">-8</text:p>
          </table:table-cell>
        </table:table-row>
        <table:table-row>
          <table:table-cell table:style-name="Table6.A3" office:value-type="string">
            <text:p text:style-name="P30">Creature is bleeding</text:p>
          </table:table-cell>
          <table:table-cell table:style-name="Table6.A3" office:value-type="string">
            <text:p text:style-name="P30">-4</text:p>
          </table:table-cell>
        </table:table-row>
        <table:table-row>
          <table:table-cell table:style-name="Table6.A2" office:value-type="string">
            <text:p text:style-name="P30">Every day since the trail was made</text:p>
          </table:table-cell>
          <table:table-cell table:style-name="Table6.A2" office:value-type="string">
            <text:p text:style-name="P30">+1 per day</text:p>
          </table:table-cell>
        </table:table-row>
        <table:table-row>
          <table:table-cell table:style-name="Table6.A3" office:value-type="string">
            <text:p text:style-name="P30">Every hour of rain since the trail was made</text:p>
          </table:table-cell>
          <table:table-cell table:style-name="Table6.A3" office:value-type="string">
            <text:p text:style-name="P30">+1 per hour</text:p>
          </table:table-cell>
        </table:table-row>
        <table:table-row>
          <table:table-cell table:style-name="Table6.A2" office:value-type="string">
            <text:p text:style-name="P30">Fresh snow cover since the trail was made</text:p>
          </table:table-cell>
          <table:table-cell table:style-name="Table6.A2" office:value-type="string">
            <text:p text:style-name="P27">+10</text:p>
          </table:table-cell>
        </table:table-row>
      </table:table>
      <text:p text:style-name="P16"><text:soft-page-break/><text:span text:style-name="Strong_20_Emphasis"><text:span text:style-name="T5">Advanced Rule – Cover Your Tracks</text:span></text:span><text:span text:style-name="T6">: As a watch action, a character can attempt to cover the expedition’s tracks. This is a stealth action, requiring the expedition to be moving at a slow pace. The character makes a Wisdom (Stealth) or Wisdom (Survival) check to set the Track DC for any pursuer attempting to find or follow their tracks. The check suffers disadvantage in very soft ground, but gains advantage on hard ground. Condition modifiers apply normally to the pursuer’s tracking check.</text:span></text:p>
      <text:p text:style-name="P20"><text:span text:style-name="Strong_20_Emphasis"><text:span text:style-name="T9">TRAILBLAZER</text:span></text:span></text:p>
      <text:p text:style-name="P16"><text:span text:style-name="T6">When an expedition is trailblazing (see </text:span><text:a xlink:type="simple" xlink:href="https://thealexandrian.net/wordpress/46101/roleplaying-games/5e-hexcrawl-part-2-wilderness-travel" text:style-name="Internet_20_link" text:visited-style-name="Visited_20_Internet_20_Link"><text:span text:style-name="Emphasis"><text:span text:style-name="T15">Advanced Rule: Trailblazing</text:span></text:span></text:a><text:span text:style-name="T6">), one member of the expedition must use their watch action to blaze the trail. If hidden signs are being employed, an additional character can assist the trailblazer on their Wisdom (Stealth) check.</text:span></text:p>
      <text:p text:style-name="Standard"/>
      <text:p text:style-name="P15"><text:span text:style-name="T2">Part Four; Navigation</text:span></text:p>
      <text:p text:style-name="P15"><text:span text:style-name="T4">In general, an expedition can navigate through the wilderness by </text:span><text:span text:style-name="Strong_20_Emphasis"><text:span text:style-name="T3">landmark</text:span></text:span><text:span text:style-name="T4"> or they can navigate by </text:span><text:span text:style-name="Strong_20_Emphasis"><text:span text:style-name="T3">compass direction</text:span></text:span><text:span text:style-name="T4">.</text:span></text:p>
      <text:p text:style-name="P20"><text:span text:style-name="Strong_20_Emphasis"><text:span text:style-name="T9">NAVIGATING BY LANDMARK</text:span></text:span></text:p>
      <text:p text:style-name="P2">Generally speaking, it’s trivial to follow a road, river, or other natural feature of the terrain. It’s similarly easy to head towards any visible landmark. The landmark or terrain feature will determine the route of travel and there’s no chance of becoming lost, so you can simply track the number of miles traveled.</text:p>
      <text:p text:style-name="P16"><text:span text:style-name="Strong_20_Emphasis"><text:span text:style-name="T5">IDENTIFYING LANDMARKS</text:span></text:span><text:span text:style-name="T6">: If the PCs are unsure of a landmark but have had previous experience with it, it may be possible to identify it with a Wisdom (Survival) check, at the DM’s discretion. The accuracy and detail of the identification will depend on prior experience.</text:span></text:p>
      <text:p text:style-name="P25"><text:span text:style-name="Emphasis"><text:span text:style-name="T8">Example: A ranger is passing through the woods when they encounter a river. If it’s a river they’ve walked up and down before, the Wisdom (Survival) check might let them confirm that it is, in fact, the Mirthwindle. If they’re less familiar with the region, the check might tell them that this is probably the same river they crossed earlier in the day – it must be taking a southerly bend. If this is the first time they’ve ever seen this river in an area they’re not familiar with, the Wisdom (Survival) check won’t tell them much more than “this is a river.”</text:span></text:span></text:p>
      <text:p text:style-name="P20"><text:span text:style-name="Strong_20_Emphasis"><text:span text:style-name="T9">NAVIGATING BY COMPASS DIRECTION</text:span></text:span></text:p>
      <text:p text:style-name="P2">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P16"><text:span text:style-name="Strong_20_Emphasis"><text:span text:style-name="T5">BECOMING LOST</text:span></text:span><text:span text:style-name="T6">: Characters who fail the navigation check become lost and may veer away from their intended direction of travel, as indicated by a 1d10 roll on the diagram below. When lost characters exit a hex, they will exit through the face of the hex indicated by the die roll.</text:span></text:p>
      <text:p text:style-name="P13"/>
      <text:p text:style-name="P2">Characters who are lost remain lost. In the new hex neither their intended direction of travel nor their veer will change.</text:p>
      <text:p text:style-name="P2"><draw:frame draw:style-name="fr1" draw:name="graphics3" text:anchor-type="paragraph" svg:x="3.7846in" svg:y="0.2445in" svg:width="3.1252in" svg:height="3.1252in" draw:z-index="2"><draw:image xlink:href="https://www.thealexandrian.net/images/20120606.jpg" xlink:type="simple" xlink:show="embed" xlink:actuate="onLoad"/></draw:frame><draw:frame draw:style-name="fr1" draw:name="graphics4" text:anchor-type="paragraph" svg:x="0.0457in" svg:y="0.7583in" svg:width="3.6457in" svg:height="2.2602in" draw:z-index="3"><draw:image xlink:href="https://www.thealexandrian.net/images/20120606b.jpg" xlink:type="simple" xlink:show="embed" xlink:actuate="onLoad"/></draw:frame>If characters who are already lost fail another navigation check, their veer can increase but not decrease. (If they have not yet begun to veer – i.e., they rolled a 5 or 6 on their initial veer check – then their veer can increase in either direction.)</text:p>
      <text:p text:style-name="P25"><text:soft-page-break/><text:span text:style-name="Emphasis"><text:span text:style-name="T8">Example: A lost party is already veering to the left when they fail another navigation check. A roll of 1-4 on 1d10 would cause them to exit the next hex two hex faces to the left of their intended direction, but any other result would not change their veer at all.</text:span></text:span></text:p>
      <text:p text:style-name="P16"><text:span text:style-name="Strong_20_Emphasis"><text:span text:style-name="T5">ALTERNATE VEERS</text:span></text:span><text:span text:style-name="T6">: These alternate methods of determining veer may be useful, particularly if you are adapting these rules to be used without a hex map.</text:span></text:p>
      <text:p text:style-name="P16"><text:span text:style-name="Strong_20_Emphasis"><text:span text:style-name="T5">Absolute Degree</text:span></text:span><text:span text:style-name="T6">: Roll (1d10 – 1d10) x 10 to determine the number of degrees off-course.</text:span></text:p>
      <text:p text:style-name="P16"><text:span text:style-name="Strong_20_Emphasis"><text:span text:style-name="T5">Compass Direction</text:span></text:span><text:span text:style-name="T6">: Roll 1d10 and consult the diagram below. (The blue arrow indicates the intended direction of travel.)</text:span></text:p>
      <text:p text:style-name="P13"/>
      <text:p text:style-name="P16"><text:span text:style-name="Strong_20_Emphasis"><text:span text:style-name="T5">USING A COMPASS</text:span></text:span><text:span text:style-name="T6">: Compasses grant advantage to navigation checks. In addition, they automatically eliminate veer at hex borders even if the user doesn’t recognize that they were lost. (Even if you don’t recognize that you ended up off course, the compass constantly reorients you towards your intended direction of travel.)</text:span></text:p>
      <text:p text:style-name="P20"><text:span text:style-name="Strong_20_Emphasis"><text:span text:style-name="T9">LOST CHARACTERS</text:span></text:span></text:p>
      <text:p text:style-name="P2">Once a character becomes lost, there are several factors to consider.</text:p>
      <text:p text:style-name="P16"><text:span text:style-name="Strong_20_Emphasis"><text:span text:style-name="T5">RECOGNIZING YOU’RE LOST</text:span></text:span><text:span text:style-name="T6">: Lost navigators continue making a navigation check once per watch. If the check succeeds, they will recognize that they are no longer certain of their direction of travel.</text:span></text:p>
      <text:p text:style-name="P2">Navigators who encounter a clear landmark or unexpectedly enter a distinctly new type of terrain can make an additional navigation check to realize that they’ve become lost.</text:p>
      <text:p text:style-name="P25"><text:span text:style-name="Emphasis"><text:span text:style-name="T8">Note: Some circumstances may make it obvious to the characters that they have become lost without requiring any check.</text:span></text:span></text:p>
      <text:p text:style-name="P16"><text:span text:style-name="Strong_20_Emphasis"><text:span text:style-name="T5">REORIENTING</text:span></text:span><text:span text:style-name="T6">: A navigator who realizes that they’ve become lost has several options for reorienting themselves.</text:span></text:p>
      <text:p text:style-name="P16"><text:span text:style-name="Strong_20_Emphasis"><text:span text:style-name="T5">Backtracking</text:span></text:span><text:span text:style-name="T6">: A lost character can follow their own tracks (see the Tracking watch action). While tracking allows them to retrace their steps, they must still recognize the point at which they went off-track. If a character is successfully backtracking, they may make a navigation check (using the Navigation DC of the terrain) each watch. If the check is successful, they’ll correctly recognize whether they were previously on-track or off-track. If the check is a failure, they reach the wrong conclusion.</text:span></text:p>
      <text:p text:style-name="P16"><text:span text:style-name="Strong_20_Emphasis"><text:span text:style-name="T5">Compass Direction</text:span></text:span><text:span text:style-name="T6">: It requires a DC 10 Wisdom (Survival) check to determine true north without a compass or similar device. On a failed check, randomly determine the direction the navigator thinks is true north.</text:span></text:p>
      <text:p text:style-name="P16"><text:span text:style-name="Strong_20_Emphasis"><text:span text:style-name="T5">Setting a New Course</text:span></text:span><text:span text:style-name="T6">: A lost navigator can attempt to precisely determine the direction they should be traveling in order to reach a known objective by making a navigation check at the Navigation DC of the terrain + 10. If the navigator fails the check, they immediately become lost. Determine their direction of travel like any other lost character.</text:span></text:p>
      <text:p text:style-name="P16"><text:span text:style-name="Strong_20_Emphasis"><text:span text:style-name="T5">CONFLICTING DIRECTIONS</text:span></text:span><text:span text:style-name="T6">: If several characters in a single party all attempt to determine the correct direction of travel, make their Wisdom (Survival) checks separately. Tell the players whose characters succeeded the correct direction in which to travel, and tell the other characters a random direction they think is right.</text:span></text:p>
      <text:p text:style-name="P16"><text:span text:style-name="Strong_20_Emphasis"><text:span text:style-name="T5">Alternative Rule – Group Check</text:span></text:span><text:span text:style-name="T6">: Alternatively, you can use the rules for group checks. If at least half the group succeeds on their Wisdom (Survival) checks, they have determined the correct direction of travel. If not, they immediately become lost.</text:span></text:p>
      <text:p text:style-name="P20"><text:span text:style-name="Strong_20_Emphasis"><text:span text:style-name="T9">FINDING LOCATIONS</text:span></text:span></text:p>
      <text:p text:style-name="P2">The difficulty and complexity of finding a specific location within the wilderness varies depending on the character’s familiarity and approach.</text:p>
      <text:p text:style-name="P16"><text:span text:style-name="Strong_20_Emphasis"><text:span text:style-name="T5">Visible Locations</text:span></text:span><text:span text:style-name="T6">: As described in </text:span><text:a xlink:type="simple" xlink:href="https://thealexandrian.net/wordpress/46192/roleplaying-games/5e-hexcrawl-part-5-encounters" text:style-name="Internet_20_link" text:visited-style-name="Visited_20_Internet_20_Link"><text:span text:style-name="Emphasis"><text:span text:style-name="T15">Part 5: Encounters</text:span></text:span></text:a><text:span text:style-name="T6">, some locations are visible from a great distance. Characters within the same hex as the visible location (or within a certain number of hexes, as indicated by the key) automatically spot a visible location.</text:span></text:p>
      <text:p text:style-name="P16"><text:span text:style-name="Strong_20_Emphasis"><text:span text:style-name="T5">On Road</text:span></text:span><text:span text:style-name="T6">: If a location is on a road, river, or trail, then a character following the road, river, or trail will automatically find the location. (Assuming it isn’t hidden, of course.)</text:span></text:p>
      <text:p text:style-name="P16"><text:span text:style-name="Strong_20_Emphasis"><text:span text:style-name="T5">Familiar Locations</text:span></text:span><text:span text:style-name="T6">: Familiar locations are those which a navigator has visited multiple times. Navigators within the same hex as a familiar location can be assumed to automatically find the location. (Within the abstraction of the hexmapping system, they’ve demonstrated sufficiently accurate navigation.) Under certain circumstances, navigators may also be considered “familiar” with a location even if they’ve never been there. (Possibilities include possessing highly accurate topographic maps, receiving divine visions, or using certain types of divinatory magic.)</text:span></text:p>
      <text:p text:style-name="P25"><text:span text:style-name="Emphasis"><text:span text:style-name="T8">Note: If navigators are flailing about in their efforts to find a familiar location – by repeatedly “missing the hex,” for example – the GM can decide to treat the location as being unfamiliar until they find some way to reorient themselves.</text:span></text:span></text:p>
      <text:p text:style-name="P16"><text:soft-page-break/><text:span text:style-name="Strong_20_Emphasis"><text:span text:style-name="T5">Unfamiliar Locations</text:span></text:span><text:span text:style-name="T6">: Unfamiliar locations (even those a navigator has been to previously) are found using encounter checks.</text:span></text:p>
      <text:p text:style-name="P16"><text:span text:style-name="T6">In other words, when the navigator has gotten the expedition into the correct hex and a location encounter is generated, that indicates that the navigator has found the location they were looking for. Expeditions can also spend time to specifically search an area in order to increase the odds of finding a location. See </text:span><text:span text:style-name="Emphasis"><text:span text:style-name="T8">Part 7: Hex Exploration</text:span></text:span><text:span text:style-name="T6">.</text:span></text:p>
      <text:p text:style-name="P16"><text:span text:style-name="T10"/></text:p>
      <text:p text:style-name="P21"><text:span text:style-name="T10">Tool Appendix</text:span></text:p>
      <text:p text:style-name="P9">This is a useful cheat sheet I created for understanding what characters can see in the wilderness. In practice, sight lines will vary quite a bit (due to hills, forest canopies, atmospheric haze, and other obstructions), but I’ve found it’s useful to have some reference points and a few rules of thumb.</text:p>
      <text:p text:style-name="P16"><text:span text:style-name="Strong_20_Emphasis"><text:span text:style-name="T5">HORIZON</text:span></text:span><text:span text:style-name="T6">: The horizon is 3 miles away at sea level.</text:span></text:p>
      <text:p text:style-name="P16"><text:span text:style-name="Strong_20_Emphasis"><text:span text:style-name="T5">NEIGHBORING HEXES</text:span></text:span><text:span text:style-name="T6">: Passing through the center of a </text:span><text:a xlink:type="simple" xlink:href="https://thealexandrian.net/wordpress/46101/roleplaying-games/5e-hexcrawl-part-2-wilderness-travel" text:style-name="Internet_20_link" text:visited-style-name="Visited_20_Internet_20_Link"><text:span text:style-name="T16">12-mile hex</text:span></text:a><text:span text:style-name="T6">, neighboring hexes cannot be seen. If the path is biased, the nearest hexes can usually be discerned (depending on the terrain).</text:span></text:p>
      <text:p text:style-name="P25"><text:span text:style-name="Emphasis"><text:span text:style-name="T8">Design Note: This is one of the reasons I prefer a 12-mile hex. Unless the PCs take special action to see farther, you’ll generally be able to focus exclusively on the hex they’re currently traveling through.</text:span></text:span></text:p>
      <text:p text:style-name="P16"><text:span text:style-name="Strong_20_Emphasis"><text:span text:style-name="T5">MOUNTAINS</text:span></text:span><text:span text:style-name="T6">: Mountains can be seen from 6 hexes (72 miles) away.</text:span></text:p>
      <text:p text:style-name="P25"><text:span text:style-name="Emphasis"><text:span text:style-name="T8">Design Note: My research indicates that most mountain ranges have an average height of 3,000 feet. If you do the math, you can see an object 3,000 feet high from about 68 miles away, which I then rounded up to 6 hexes. Or, if you reverse the math, I’m saying that at 72 miles you can see the occasional peak that’s up to 3,500 feet high in that range or thereabouts. A very tall peak of 10,000 feet could theoretically be seen from 10 hexes away on a clear day.</text:span></text:span></text:p>
      <text:p text:style-name="P16"><text:span text:style-name="Strong_20_Emphasis"><text:span text:style-name="T5">ELEVATION</text:span></text:span><text:span text:style-name="T6">: Distance to the horizon in miles is the square root of (feet above sea level x 1.5 feet). Add the height of tall objects to the viewer’s. Atmospheric haze will eliminate the ability to see even the largest objects more than 3-5 hexes away.</text:span></text:p>
      <text:p text:style-name="P1"><text:bookmark text:name="wp-table-reloaded-id-42-no-1"/></text:p>
      <table:table table:name="Table7" table:style-name="Table7">
        <table:table-column table:style-name="Table7.A"/>
        <table:table-column table:style-name="Table7.B"/>
        <table:table-header-rows>
          <table:table-row>
            <table:table-cell table:style-name="Table7.A1" office:value-type="string">
              <text:p text:style-name="P23">Height</text:p>
            </table:table-cell>
            <table:table-cell table:style-name="Table7.A1" office:value-type="string">
              <text:p text:style-name="P23">Horizon</text:p>
            </table:table-cell>
          </table:table-row>
        </table:table-header-rows>
        <table:table-row>
          <table:table-cell table:style-name="Table7.A2" office:value-type="string">
            <text:p text:style-name="P30">Halfling</text:p>
          </table:table-cell>
          <table:table-cell table:style-name="Table7.A2" office:value-type="string">
            <text:p text:style-name="P30">2 miles</text:p>
          </table:table-cell>
        </table:table-row>
        <table:table-row>
          <table:table-cell table:style-name="Table7.A3" office:value-type="string">
            <text:p text:style-name="P30">Human</text:p>
          </table:table-cell>
          <table:table-cell table:style-name="Table7.A3" office:value-type="string">
            <text:p text:style-name="P30">3 miles</text:p>
          </table:table-cell>
        </table:table-row>
        <table:table-row>
          <table:table-cell table:style-name="Table7.A2" office:value-type="string">
            <text:p text:style-name="P30">10 ft.</text:p>
          </table:table-cell>
          <table:table-cell table:style-name="Table7.A2" office:value-type="string">
            <text:p text:style-name="P30">4 miles</text:p>
          </table:table-cell>
        </table:table-row>
        <table:table-row>
          <table:table-cell table:style-name="Table7.A3" office:value-type="string">
            <text:p text:style-name="P30">25 ft.</text:p>
          </table:table-cell>
          <table:table-cell table:style-name="Table7.A3" office:value-type="string">
            <text:p text:style-name="P30">6 miles</text:p>
          </table:table-cell>
        </table:table-row>
        <table:table-row>
          <table:table-cell table:style-name="Table7.A2" office:value-type="string">
            <text:p text:style-name="P30">50 ft.</text:p>
          </table:table-cell>
          <table:table-cell table:style-name="Table7.A2" office:value-type="string">
            <text:p text:style-name="P30">9 miles</text:p>
          </table:table-cell>
        </table:table-row>
        <table:table-row>
          <table:table-cell table:style-name="Table7.A3" office:value-type="string">
            <text:p text:style-name="P30">100 ft.</text:p>
          </table:table-cell>
          <table:table-cell table:style-name="Table7.A3" office:value-type="string">
            <text:p text:style-name="P30">12 miles (1 hex)</text:p>
          </table:table-cell>
        </table:table-row>
        <table:table-row>
          <table:table-cell table:style-name="Table7.A2" office:value-type="string">
            <text:p text:style-name="P30">400 ft.</text:p>
          </table:table-cell>
          <table:table-cell table:style-name="Table7.A2" office:value-type="string">
            <text:p text:style-name="P30">24 miles (2 hexes)</text:p>
          </table:table-cell>
        </table:table-row>
        <table:table-row>
          <table:table-cell table:style-name="Table7.A3" office:value-type="string">
            <text:p text:style-name="P30">1000 ft.</text:p>
          </table:table-cell>
          <table:table-cell table:style-name="Table7.A3" office:value-type="string">
            <text:p text:style-name="P30">39 miles (3 hexes)</text:p>
          </table:table-cell>
        </table:table-row>
        <table:table-row>
          <table:table-cell table:style-name="Table7.A2" office:value-type="string">
            <text:p text:style-name="P30">1500 ft.</text:p>
          </table:table-cell>
          <table:table-cell table:style-name="Table7.A2" office:value-type="string">
            <text:p text:style-name="P30">48 miles (4 hexes)</text:p>
          </table:table-cell>
        </table:table-row>
        <table:table-row>
          <table:table-cell table:style-name="Table7.A3" office:value-type="string">
            <text:p text:style-name="P30">2500 ft.</text:p>
          </table:table-cell>
          <table:table-cell table:style-name="Table7.A3" office:value-type="string">
            <text:p text:style-name="P27">60 miles (5 hexes)</text:p>
          </table:table-cell>
        </table:table-row>
      </table:table>
      <text:p text:style-name="P20"><text:span text:style-name="Strong_20_Emphasis"><text:span text:style-name="T9">SIGHTING</text:span></text:span></text:p>
      <text:p text:style-name="P16"><text:span text:style-name="T6">Characters may seek out a good location for seeing long distances by taking the Sighting </text:span><text:a xlink:type="simple" xlink:href="https://thealexandrian.net/wordpress/46116/roleplaying-games/5e-hexcrawl-part-3-watch-actions" text:style-name="Internet_20_link" text:visited-style-name="Visited_20_Internet_20_Link"><text:span text:style-name="T16">watch action</text:span></text:a><text:span text:style-name="T6">.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span></text:p>
      <text:p text:style-name="P2">As a general rule of thumb, assume that characters can find a location granting them 50 feet of height (or the equivalent thereof). This will allow them to see into neighboring hexes, and possibly even see notable locations within those hexes or their current hex (which may or may not require a Wisdom (Perception) check).</text:p>
      <text:p text:style-name="P16"><text:span text:style-name="T6">If you call for a skill check to find a sighting location, consider using a </text:span><text:a xlink:type="simple" xlink:href="https://thealexandrian.net/wordpress/38140/roleplaying-games/art-of-rulings-part-6-fictional-cleromancy" text:style-name="Internet_20_link" text:visited-style-name="Visited_20_Internet_20_Link"><text:span text:style-name="T16">fail forward</text:span></text:a><text:span text:style-name="T6"> technique: On a success, the PCs get the normal benefits of sighting. On a failure, they might only be able to make out the terrain type of two or three of the nearby hexes (and no details thereof).</text:span></text:p>
      <text:p text:style-name="P2"><text:soft-page-break/>If circumstances suggest that the PCs would have great sight lines without needing to take special effort, that’s great. It might still be appropriate to allow them to take the Sighting action to improve their line of sight even more, extending their vision by another hex.</text:p>
      <text:p text:style-name="P20"><text:span text:style-name="Strong_20_Emphasis"><text:span text:style-name="T9">ENCOUNTER DISTANCE</text:span></text:span></text:p>
      <text:p text:style-name="P2">When an encounter is generated, the distance at which the encounter may be detected will depend on the terrain in which it is occurring. (If the encounter is with a group of creatures and both sides are surprised – i.e., they do not detect each other – it’s technically possible they will pass each other without ever realizing it.)</text:p>
      <text:p text:style-name="P2">The figures here represent typical circumstances on the ground. If the PCs are keeping watch from the top of a stone tower, for example, it’s quite possible for them to spot potential threats at much greater distances.</text:p>
      <text:p text:style-name="P1"><text:bookmark text:name="wp-table-reloaded-id-43-no-1"/></text:p>
      <table:table table:name="Table8" table:style-name="Table8">
        <table:table-column table:style-name="Table8.A"/>
        <table:table-column table:style-name="Table8.B"/>
        <table:table-header-rows>
          <table:table-row>
            <table:table-cell table:style-name="Table8.A1" office:value-type="string">
              <text:p text:style-name="P23">Terrain</text:p>
            </table:table-cell>
            <table:table-cell table:style-name="Table8.A1" office:value-type="string">
              <text:p text:style-name="P23">Encounter Distance</text:p>
            </table:table-cell>
          </table:table-row>
        </table:table-header-rows>
        <table:table-row>
          <table:table-cell table:style-name="Table8.A2" office:value-type="string">
            <text:p text:style-name="P30">Desert</text:p>
          </table:table-cell>
          <table:table-cell table:style-name="Table8.A2" office:value-type="string">
            <text:p text:style-name="P30">6d6 x 20 feet</text:p>
          </table:table-cell>
        </table:table-row>
        <table:table-row>
          <table:table-cell table:style-name="Table8.A3" office:value-type="string">
            <text:p text:style-name="P30">Desert, dunes</text:p>
          </table:table-cell>
          <table:table-cell table:style-name="Table8.A3" office:value-type="string">
            <text:p text:style-name="P30">6d6 x 10 feet</text:p>
          </table:table-cell>
        </table:table-row>
        <table:table-row>
          <table:table-cell table:style-name="Table8.A2" office:value-type="string">
            <text:p text:style-name="P30">Forest (sparse)</text:p>
          </table:table-cell>
          <table:table-cell table:style-name="Table8.A2" office:value-type="string">
            <text:p text:style-name="P30">3d6 x 10 feet</text:p>
          </table:table-cell>
        </table:table-row>
        <table:table-row>
          <table:table-cell table:style-name="Table8.A3" office:value-type="string">
            <text:p text:style-name="P30">Forest (medium)</text:p>
          </table:table-cell>
          <table:table-cell table:style-name="Table8.A3" office:value-type="string">
            <text:p text:style-name="P30">2d8 x 10 feet</text:p>
          </table:table-cell>
        </table:table-row>
        <table:table-row>
          <table:table-cell table:style-name="Table8.A2" office:value-type="string">
            <text:p text:style-name="P30">Forest (dense)</text:p>
          </table:table-cell>
          <table:table-cell table:style-name="Table8.A2" office:value-type="string">
            <text:p text:style-name="P30">2d6 x 10 feet</text:p>
          </table:table-cell>
        </table:table-row>
        <table:table-row>
          <table:table-cell table:style-name="Table8.A3" office:value-type="string">
            <text:p text:style-name="P30">Hills (gentle)</text:p>
          </table:table-cell>
          <table:table-cell table:style-name="Table8.A3" office:value-type="string">
            <text:p text:style-name="P30">2d6 x 10 feet</text:p>
          </table:table-cell>
        </table:table-row>
        <table:table-row>
          <table:table-cell table:style-name="Table8.A2" office:value-type="string">
            <text:p text:style-name="P30">Hills (rugged)</text:p>
          </table:table-cell>
          <table:table-cell table:style-name="Table8.A2" office:value-type="string">
            <text:p text:style-name="P30">2d6 x 10 feet</text:p>
          </table:table-cell>
        </table:table-row>
        <table:table-row>
          <table:table-cell table:style-name="Table8.A3" office:value-type="string">
            <text:p text:style-name="P30">Jungle</text:p>
          </table:table-cell>
          <table:table-cell table:style-name="Table8.A3" office:value-type="string">
            <text:p text:style-name="P30">2d6 x 10 feet</text:p>
          </table:table-cell>
        </table:table-row>
        <table:table-row>
          <table:table-cell table:style-name="Table8.A2" office:value-type="string">
            <text:p text:style-name="P30">Moor</text:p>
          </table:table-cell>
          <table:table-cell table:style-name="Table8.A2" office:value-type="string">
            <text:p text:style-name="P30">2d8 x 10 feet</text:p>
          </table:table-cell>
        </table:table-row>
        <table:table-row>
          <table:table-cell table:style-name="Table8.A3" office:value-type="string">
            <text:p text:style-name="P30">Mountains</text:p>
          </table:table-cell>
          <table:table-cell table:style-name="Table8.A3" office:value-type="string">
            <text:p text:style-name="P30">4d10 x 10 feet</text:p>
          </table:table-cell>
        </table:table-row>
        <table:table-row>
          <table:table-cell table:style-name="Table8.A2" office:value-type="string">
            <text:p text:style-name="P30">Plains</text:p>
          </table:table-cell>
          <table:table-cell table:style-name="Table8.A2" office:value-type="string">
            <text:p text:style-name="P30">6d6 x 40 feet</text:p>
          </table:table-cell>
        </table:table-row>
        <table:table-row>
          <table:table-cell table:style-name="Table8.A3" office:value-type="string">
            <text:p text:style-name="P30">Swamp</text:p>
          </table:table-cell>
          <table:table-cell table:style-name="Table8.A3" office:value-type="string">
            <text:p text:style-name="P30">6d6 x 10 feet</text:p>
          </table:table-cell>
        </table:table-row>
        <table:table-row>
          <table:table-cell table:style-name="Table8.A2" office:value-type="string">
            <text:p text:style-name="P30">Tundra, frozen</text:p>
          </table:table-cell>
          <table:table-cell table:style-name="Table8.A2" office:value-type="string">
            <text:p text:style-name="P27">6d6 x 20 feet</text:p>
          </table:table-cell>
        </table:table-row>
      </table:table>
      <text:p text:style-name="P21"><text:span text:style-name="T10"/></text:p>
      <text:p text:style-name="P21"><text:span text:style-name="T7">There are two places where tracks (along with the associated concept of tracking) can be found in the </text:span><text:a xlink:type="simple" xlink:href="https://thealexandrian.net/wordpress/46020/roleplaying-games/5e-hexcrawl" text:style-name="Internet_20_link" text:visited-style-name="Visited_20_Internet_20_Link"><text:span text:style-name="T17">Alexandrian Hexcrawl</text:span></text:a><text:span text:style-name="T7">: First, there is the Tracker </text:span><text:a xlink:type="simple" xlink:href="https://thealexandrian.net/wordpress/46116/roleplaying-games/5e-hexcrawl-part-3-watch-actions" text:style-name="Internet_20_link" text:visited-style-name="Visited_20_Internet_20_Link"><text:span text:style-name="T17">watch action</text:span></text:a><text:span text:style-name="T7">, in which characters can actively search for and follow tracks.</text:span></text:p>
      <text:p text:style-name="P16"><text:span text:style-name="T6">Second, the </text:span><text:a xlink:type="simple" xlink:href="https://thealexandrian.net/wordpress/46192/roleplaying-games/5e-hexcrawl-part-5-encounters" text:style-name="Internet_20_link" text:visited-style-name="Visited_20_Internet_20_Link"><text:span text:style-name="T16">encounter system</text:span></text:a><text:span text:style-name="T6"> is designed to generate random encounters, lairs, and tracks.</text:span></text:p>
      <text:p text:style-name="P2">Random encounters provide immediate obstacles and interludes while traveling, lairs spontaneously generate new locations in the hexcrawl (organically building up material along well-traveled routes as the campaign develops), and tracks are a trail that can be followed to a point of interest.</text:p>
      <text:p text:style-name="P2">Thinking in terms of “tracks” seem to commonly conjure up the image of hoof prints in the sod, but we shouldn’t limit ourselves to that. In the wilderness exploration of the hexcrawl that sort of physical spoor is most likely very common, but the concept of “tracks” can really be generalized to “clue.”</text:p>
      <text:p text:style-name="P2">For example, if we generated a result of “tracks” for bandits, that might mean footprints in the forest. But it could just as easily include a merchant caravan in panicked disarray due to their latest highway robbery; the dead body of a bandit that was critically wounded and abandoned; a bolt-hole containing documents implicating the mayor of a local village in collusion with the bandits; and so forth.</text:p>
      <text:p text:style-name="P20"><text:span text:style-name="Strong_20_Emphasis"><text:span text:style-name="T9">TYPES OF TRACKS</text:span></text:span></text:p>
      <text:p text:style-name="P16"><text:span text:style-name="Strong_20_Emphasis"><text:span text:style-name="T5">Spoor</text:span></text:span><text:span text:style-name="T6">: What can be thought of as the “classic” tracks we commonly think of. This includes both physical prints and scents (particularly if you have a hound for a familiar or live life as a werewolf). Following a spoor path usually also means looking for and encountering other signs (like broken foliage) that are described below.</text:span></text:p>
      <text:p text:style-name="P2">Spoor paths can include trails, which are paths used frequently repeatedly by a create. The common image here is the worn rut of a deer or fox path. Runs are similar to trails, but are less frequently used.</text:p>
      <text:p text:style-name="P2">Subsurface trails are tunnels. In the real world, trackers frequently look for where small tunnels re-emerge (and will use the diameter of tunnels to identify creatures). In a fantasy world, it’s quite possible the tunnel will be more than large enough for adventurers to follow the spoor path right inside. (Tunnels created by one creature may also be used by other creatures.)</text:p>
      <text:p text:style-name="P16"><text:soft-page-break/><text:span text:style-name="Strong_20_Emphasis"><text:span text:style-name="T5">Sounds</text:span></text:span><text:span text:style-name="T6">: The howl of a wolf, the roar of a dragon, the screech of a griffon, or the distant sound of a </text:span><text:span text:style-name="Emphasis"><text:span text:style-name="T8">fireball</text:span></text:span><text:span text:style-name="T6"> exploding. Sounds emanating from nearby can be used as an encounter trigger, but distant sounds can (often ominously) indicate the presence (and direction) of creatures.</text:span></text:p>
      <text:p text:style-name="P16"><text:span text:style-name="Strong_20_Emphasis"><text:span text:style-name="T5">Smells</text:span></text:span><text:span text:style-name="T6">: The zombie stench of putrefacting flesh, the lingering ozone odor of a beholder’s rays, the sulfurous stench of a hell hound, or the distinctive musk of more mundane creatures can linger in the air long after they have passed.</text:span></text:p>
      <text:p text:style-name="P16"><text:span text:style-name="Strong_20_Emphasis"><text:span text:style-name="T5">Moulting</text:span></text:span><text:span text:style-name="T6">: Anything shed by a creature, such as feathers and fur. This can also include skin (like a snake) or an exoskeleton (like a crab, spider, or insect). Some lizards will actually lose their entire tails (a process known as “caudal autotomy”) in order to evade predators, and you could imagine similarly fantastical abilities. Perhaps there are creatures which, when threatened, will spontaneously generate a cloned copy of their “corpse” and leave it behind to slowly decompose into ectoplasmic residue.</text:span></text:p>
      <text:p text:style-name="P2">Other creatures use parts of their bodies as weapons, which could be left behind in their victims or embedded in the environment, like the spines of a barbed devil being left in a tree.</text:p>
      <text:p text:style-name="P16"><text:span text:style-name="T6">On a similar theme, there might be </text:span><text:span text:style-name="Strong_20_Emphasis"><text:span text:style-name="T5">body parts</text:span></text:span><text:span text:style-name="T6"> lost by animals due to hazard rather than nature (like a dismembered limb or pool of blood).</text:span></text:p>
      <text:p text:style-name="P16"><text:span text:style-name="Strong_20_Emphasis"><text:span text:style-name="T5">Food</text:span></text:span><text:span text:style-name="T6">: This might include food that’s been stored (whether squirrels hiding nuts or a cache of the local rangers), but is probably more commonly partially consumed meals. This can include carcasses (including human corpses depending on which predators are active in the area), but also plants or area of foliage which have been grazed by herbivores.</text:span></text:p>
      <text:p text:style-name="P2">Also consider pellets, which are masses regurgitated by hawks and the like. These include trace remnants of food, but are primarily made up of indigestible remnants from their meals (bones, exoskeletons, fur, feathers, bills, teeth, etc.).</text:p>
      <text:p text:style-name="P16"><text:span text:style-name="Strong_20_Emphasis"><text:span text:style-name="T5">Fewmets</text:span></text:span><text:span text:style-name="T6">: The other end of the digestive track, specifically scat and excrement. Urine is also an option. Don’t be afraid to embrace the fantastical here, ranging from the well-known scale of triceratops poop to, say, the scorching phosphorescence of hell hound pee.</text:span></text:p>
      <text:p text:style-name="P16"><text:span text:style-name="Strong_20_Emphasis"><text:span text:style-name="T5">Kill Sites</text:span></text:span><text:span text:style-name="T6">: This includes carcasses, but may just be signs (like blood spatter) left from a kill which a predator later dragged from the site (or consumed whole). This category is also worth calling out specifically because far more dramatic kill sites are frequently left by intelligent creatures (victims of goblin raiders or the rotting corpses left by poachers).</text:span></text:p>
      <text:p text:style-name="P16"><text:span text:style-name="Strong_20_Emphasis"><text:span text:style-name="T5">Glyphs</text:span></text:span><text:span text:style-name="T6">: Intentional markings left by intelligent creatures. These might include navigational signs carved into trees, strange runic carvings, odd fetish sculptures, demonic graffiti, or simply a discarded note.</text:span></text:p>
      <text:p text:style-name="P16"><text:span text:style-name="Strong_20_Emphasis"><text:span text:style-name="T5">Sleeping Areas</text:span></text:span><text:span text:style-name="T6">: Many sleeping areas will actually be generated as lairs, but there are also transit beds and lays, which are used as less frequent or irregular resting areas. For animals, this often takes the form of crushed vegetation. Intelligent creatures may leave a wide variety of signs (remnants of a campfire, a latrine, discarded food remnants, miscellaneous refuse, etc.).</text:span></text:p>
      <text:p text:style-name="P16"><text:span text:style-name="Strong_20_Emphasis"><text:span text:style-name="T5">Marring</text:span></text:span><text:span text:style-name="T6">: The activities of beasts and monsters will often damage or leave their mark on the natural environment. </text:span><text:span text:style-name="Strong_20_Emphasis"><text:span text:style-name="T5">Rubs</text:span></text:span><text:span text:style-name="T6"> are produced by an animal rubbing against trees or rocks. </text:span><text:span text:style-name="Strong_20_Emphasis"><text:span text:style-name="T5">Gnaws and chews</text:span></text:span><text:span text:style-name="T6"> can give clear indication of the size of a creature’s teeth. (You might similarly find a place where intelligent creatures were practicing with their weapons or using a machete to chop through thick overgrowth.) </text:span><text:span text:style-name="Strong_20_Emphasis"><text:span text:style-name="T5">Scratchings</text:span></text:span><text:span text:style-name="T6"> can be both intentional (sharpening your claws or digging for grubs) and unintentional (signs left from climbing or scampering over terrain).</text:span></text:p>
      <text:p text:style-name="P16"><text:span text:style-name="T6">In the realm of fantasy we might add to this things like </text:span><text:span text:style-name="Strong_20_Emphasis"><text:span text:style-name="T5">burns</text:span></text:span><text:span text:style-name="T6"> (fire or acid), </text:span><text:span text:style-name="Strong_20_Emphasis"><text:span text:style-name="T5">phase marks</text:span></text:span><text:span text:style-name="T6"> (distinct traces left by incorporeal creatures passing through physical objects), </text:span><text:span text:style-name="Strong_20_Emphasis"><text:span text:style-name="T5">ectoplasm</text:span></text:span><text:span text:style-name="T6">, and the like.</text:span></text:p>
      <text:p text:style-name="P25"><text:span text:style-name="Emphasis"><text:span text:style-name="T8">Tip: When imagining tracks and other signs, don’t get fixated on the ground. Remember verticality! In the real world, woodpeckers drill in trees above your head. In fantasy, bloated stirges can leave smears of blood up there, too.</text:span></text:span></text:p>
      <text:p text:style-name="P20"><text:span text:style-name="Strong_20_Emphasis"><text:span text:style-name="T9">SCALE OF TRACKS</text:span></text:span></text:p>
      <text:p text:style-name="P2">Something else to consider is that tracks can vary from the obvious to the almost impossibly obscure. You can use this to provide varied flavor to tracking sequences, or to reward particularly good Wisdom (Perception) or Wisdom (Survival) checks.</text:p>
      <text:p text:style-name="P16"><text:span text:style-name="Strong_20_Emphasis"><text:span text:style-name="T5">Large scale </text:span></text:span><text:span text:style-name="T6">tracks are significant and obvious. You might not automatically notice them, but even untrained people will likely recognize clear pawprints in mud, well-worn trails, significant damage to foliage, big animal carcasses, and the like.</text:span></text:p>
      <text:p text:style-name="P16"><text:span text:style-name="Strong_20_Emphasis"><text:span text:style-name="T5">Medium scale </text:span></text:span><text:span text:style-name="T6">tracks are perhaps the most common (being left almost constantly by anyone or anything not intentionally covering their tracks), but are more difficult to notice or may only be significant to those with training. This can be stuff like gnaws and chews, pellets, and subtle vegetation breaks. It can also include more obvious tracks which have been obscured by the passage of time.</text:span></text:p>
      <text:p text:style-name="P16"><text:span text:style-name="Strong_20_Emphasis"><text:span text:style-name="T5">Small scale </text:span></text:span><text:span text:style-name="T6">tracks usually require a sharp eye, special training, or both. They include many of the same signs as previous categories, but are subtler, sometimes as the result of extreme age. These are faint pawprints on hard ground, a handful of partially buried bones left from a months-old kill, or an orcish arrowhead buried deep in a tree trunk.</text:span></text:p>
      <text:p text:style-name="P16"><text:soft-page-break/><text:span text:style-name="Strong_20_Emphasis"><text:span text:style-name="T5">Ghost scale</text:span></text:span><text:span text:style-name="T6"> tracks almost certainly require training and experience to spot and interpret. They also frequently disappear quickly. This can include </text:span><text:span text:style-name="Strong_20_Emphasis"><text:span text:style-name="T5">dullings</text:span></text:span><text:span text:style-name="T6"> (in which a creature passing through the morning dew leaves a “dull” area by brushing the water off foliage), </text:span><text:span text:style-name="Strong_20_Emphasis"><text:span text:style-name="T5">shinings</text:span></text:span><text:span text:style-name="T6"> (later in the day, creatures walking through the grass press it down, revealing its shiny side), and other incredibly subtle tracks (like leaf depressions).</text:span></text:p>
      <text:p text:style-name="P2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9T14:25:18.05</meta:creation-date>
    <dc:date>2022-07-09T14:46:47.48</dc:date>
    <meta:editing-duration>PT21M30S</meta:editing-duration>
    <meta:editing-cycles>2</meta:editing-cycles>
    <meta:generator>OpenOffice/4.1.12$Win32 OpenOffice.org_project/4112m1$Build-9809</meta:generator>
    <meta:document-statistic meta:table-count="8" meta:image-count="4" meta:object-count="0" meta:page-count="13" meta:paragraph-count="483" meta:word-count="6667" meta:character-count="38781"/>
  </office:meta>
</office:document-meta>
</file>